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rsid="0103ba70" officeooo:paragraph-rsid="002c3bd6"/>
    </style:style>
    <style:style style:name="P13" style:family="paragraph" style:parent-style-name="Standard">
      <style:text-properties officeooo:rsid="0103ba70" officeooo:paragraph-rsid="0030c406"/>
    </style:style>
    <style:style style:name="P14" style:family="paragraph" style:parent-style-name="Standard">
      <style:text-properties officeooo:rsid="0103ba70" officeooo:paragraph-rsid="00354618"/>
    </style:style>
    <style:style style:name="P15" style:family="paragraph" style:parent-style-name="Standard">
      <style:text-properties officeooo:rsid="0103ba70" officeooo:paragraph-rsid="00370f83"/>
    </style:style>
    <style:style style:name="P16" style:family="paragraph" style:parent-style-name="Standard">
      <style:text-properties officeooo:rsid="0103ba70" officeooo:paragraph-rsid="003ac64b"/>
    </style:style>
    <style:style style:name="P17" style:family="paragraph" style:parent-style-name="Standard">
      <style:text-properties officeooo:rsid="0103ba70" officeooo:paragraph-rsid="004203a3"/>
    </style:style>
    <style:style style:name="P18" style:family="paragraph" style:parent-style-name="Standard">
      <style:text-properties officeooo:rsid="0103ba70" officeooo:paragraph-rsid="0043c249"/>
    </style:style>
    <style:style style:name="P19" style:family="paragraph" style:parent-style-name="Standard">
      <style:text-properties officeooo:rsid="0103ba70" officeooo:paragraph-rsid="00473b51"/>
    </style:style>
    <style:style style:name="P20" style:family="paragraph" style:parent-style-name="Standard">
      <style:text-properties officeooo:rsid="0103ba70" officeooo:paragraph-rsid="004aafba"/>
    </style:style>
    <style:style style:name="P21" style:family="paragraph" style:parent-style-name="Standard">
      <style:text-properties officeooo:rsid="0103ba70" officeooo:paragraph-rsid="004e6e89"/>
    </style:style>
    <style:style style:name="P22" style:family="paragraph" style:parent-style-name="Standard">
      <style:text-properties officeooo:rsid="0103ba70" officeooo:paragraph-rsid="0054f650"/>
    </style:style>
    <style:style style:name="P23" style:family="paragraph" style:parent-style-name="Standard">
      <style:text-properties officeooo:rsid="0103ba70" officeooo:paragraph-rsid="006e1b48"/>
    </style:style>
    <style:style style:name="P24" style:family="paragraph" style:parent-style-name="Standard">
      <style:text-properties officeooo:rsid="0103ba70" officeooo:paragraph-rsid="006f5ebd"/>
    </style:style>
    <style:style style:name="P25" style:family="paragraph" style:parent-style-name="Standard">
      <style:text-properties officeooo:rsid="0103ba70" officeooo:paragraph-rsid="0071b02f"/>
    </style:style>
    <style:style style:name="P26" style:family="paragraph" style:parent-style-name="Standard">
      <style:text-properties officeooo:rsid="0103ba70" officeooo:paragraph-rsid="00726857"/>
    </style:style>
    <style:style style:name="P27" style:family="paragraph" style:parent-style-name="Standard">
      <style:text-properties officeooo:rsid="0103ba70" officeooo:paragraph-rsid="0076e180"/>
    </style:style>
    <style:style style:name="P28" style:family="paragraph" style:parent-style-name="Standard">
      <style:text-properties officeooo:paragraph-rsid="00272da6"/>
    </style:style>
    <style:style style:name="P29" style:family="paragraph" style:parent-style-name="Standard">
      <style:paragraph-properties fo:text-align="justify" style:justify-single-word="false"/>
    </style:style>
    <style:style style:name="P30" style:family="paragraph" style:parent-style-name="Standard">
      <style:paragraph-properties fo:text-align="justify" style:justify-single-word="false"/>
      <style:text-properties officeooo:paragraph-rsid="00272da6"/>
    </style:style>
    <style:style style:name="P31" style:family="paragraph" style:parent-style-name="Standard">
      <style:text-properties officeooo:rsid="00272da6" officeooo:paragraph-rsid="00272da6"/>
    </style:style>
    <style:style style:name="P32" style:family="paragraph" style:parent-style-name="Standard">
      <style:text-properties officeooo:rsid="00272da6" officeooo:paragraph-rsid="002b129f"/>
    </style:style>
    <style:style style:name="P33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34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35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36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37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38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39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40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41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42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43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44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45" style:family="paragraph" style:parent-style-name="Standard">
      <style:paragraph-properties fo:text-align="justify" style:justify-single-word="false"/>
      <style:text-properties officeooo:rsid="00272da6" officeooo:paragraph-rsid="006e1b48"/>
    </style:style>
    <style:style style:name="P46" style:family="paragraph" style:parent-style-name="Standard">
      <style:paragraph-properties fo:text-align="justify" style:justify-single-word="false"/>
      <style:text-properties officeooo:rsid="00272da6" officeooo:paragraph-rsid="006f5ebd"/>
    </style:style>
    <style:style style:name="P47" style:family="paragraph" style:parent-style-name="Standard">
      <style:paragraph-properties fo:text-align="justify" style:justify-single-word="false"/>
      <style:text-properties officeooo:rsid="00272da6" officeooo:paragraph-rsid="0071b02f"/>
    </style:style>
    <style:style style:name="P48" style:family="paragraph" style:parent-style-name="Standard">
      <style:paragraph-properties fo:text-align="justify" style:justify-single-word="false"/>
      <style:text-properties officeooo:rsid="00272da6" officeooo:paragraph-rsid="00726857"/>
    </style:style>
    <style:style style:name="P49" style:family="paragraph" style:parent-style-name="Standard">
      <style:paragraph-properties fo:text-align="justify" style:justify-single-word="false"/>
      <style:text-properties officeooo:rsid="00272da6" officeooo:paragraph-rsid="0076e180"/>
    </style:style>
    <style:style style:name="P50" style:family="paragraph" style:parent-style-name="Standard">
      <style:text-properties officeooo:rsid="00272da6" officeooo:paragraph-rsid="002c3bd6"/>
    </style:style>
    <style:style style:name="P51" style:family="paragraph" style:parent-style-name="Standard">
      <style:text-properties officeooo:rsid="00272da6" officeooo:paragraph-rsid="0030c406"/>
    </style:style>
    <style:style style:name="P52" style:family="paragraph" style:parent-style-name="Standard">
      <style:text-properties officeooo:rsid="00272da6" officeooo:paragraph-rsid="00354618"/>
    </style:style>
    <style:style style:name="P53" style:family="paragraph" style:parent-style-name="Standard">
      <style:text-properties officeooo:rsid="00272da6" officeooo:paragraph-rsid="00370f83"/>
    </style:style>
    <style:style style:name="P54" style:family="paragraph" style:parent-style-name="Standard">
      <style:text-properties officeooo:rsid="00272da6" officeooo:paragraph-rsid="00392197"/>
    </style:style>
    <style:style style:name="P55" style:family="paragraph" style:parent-style-name="Standard">
      <style:text-properties officeooo:rsid="00272da6" officeooo:paragraph-rsid="003ac64b"/>
    </style:style>
    <style:style style:name="P56" style:family="paragraph" style:parent-style-name="Standard">
      <style:text-properties officeooo:rsid="00272da6" officeooo:paragraph-rsid="004203a3"/>
    </style:style>
    <style:style style:name="P57" style:family="paragraph" style:parent-style-name="Standard">
      <style:text-properties officeooo:rsid="00272da6" officeooo:paragraph-rsid="0043c249"/>
    </style:style>
    <style:style style:name="P58" style:family="paragraph" style:parent-style-name="Standard">
      <style:text-properties officeooo:rsid="00272da6" officeooo:paragraph-rsid="00473b51"/>
    </style:style>
    <style:style style:name="P59" style:family="paragraph" style:parent-style-name="Standard">
      <style:text-properties officeooo:rsid="00272da6" officeooo:paragraph-rsid="004aafba"/>
    </style:style>
    <style:style style:name="P60" style:family="paragraph" style:parent-style-name="Standard">
      <style:text-properties officeooo:rsid="00272da6" officeooo:paragraph-rsid="004e6e89"/>
    </style:style>
    <style:style style:name="P61" style:family="paragraph" style:parent-style-name="Standard">
      <style:text-properties officeooo:rsid="00272da6" officeooo:paragraph-rsid="0054f650"/>
    </style:style>
    <style:style style:name="P62" style:family="paragraph" style:parent-style-name="Standard">
      <style:text-properties officeooo:rsid="00272da6" officeooo:paragraph-rsid="006e1b48"/>
    </style:style>
    <style:style style:name="P63" style:family="paragraph" style:parent-style-name="Standard">
      <style:text-properties officeooo:rsid="00272da6" officeooo:paragraph-rsid="006f5ebd"/>
    </style:style>
    <style:style style:name="P64" style:family="paragraph" style:parent-style-name="Standard">
      <style:text-properties officeooo:rsid="00272da6" officeooo:paragraph-rsid="0071b02f"/>
    </style:style>
    <style:style style:name="P65" style:family="paragraph" style:parent-style-name="Standard">
      <style:text-properties officeooo:rsid="00272da6" officeooo:paragraph-rsid="00726857"/>
    </style:style>
    <style:style style:name="P66" style:family="paragraph" style:parent-style-name="Standard">
      <style:text-properties officeooo:rsid="00272da6" officeooo:paragraph-rsid="0076e180"/>
    </style:style>
    <style:style style:name="P67" style:family="paragraph" style:parent-style-name="Standard">
      <style:text-properties officeooo:paragraph-rsid="002b129f"/>
    </style:style>
    <style:style style:name="P68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69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70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71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72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73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74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75" style:family="paragraph" style:parent-style-name="Standard">
      <style:text-properties officeooo:paragraph-rsid="002c3bd6"/>
    </style:style>
    <style:style style:name="P76" style:family="paragraph" style:parent-style-name="Standard">
      <style:text-properties officeooo:paragraph-rsid="0030c406"/>
    </style:style>
    <style:style style:name="P77" style:family="paragraph" style:parent-style-name="Standard">
      <style:text-properties officeooo:paragraph-rsid="00354618"/>
    </style:style>
    <style:style style:name="P78" style:family="paragraph" style:parent-style-name="Standard">
      <style:text-properties officeooo:paragraph-rsid="00370f83"/>
    </style:style>
    <style:style style:name="P79" style:family="paragraph" style:parent-style-name="Standard">
      <style:text-properties officeooo:paragraph-rsid="003ac64b"/>
    </style:style>
    <style:style style:name="P80" style:family="paragraph" style:parent-style-name="Standard">
      <style:paragraph-properties fo:text-align="justify" style:justify-single-word="false"/>
      <style:text-properties fo:color="#3f7f5f" style:font-name="Monospace" fo:font-size="10pt" style:font-size-asian="10pt"/>
    </style:style>
    <style:style style:name="P81" style:family="paragraph" style:parent-style-name="Standard">
      <style:paragraph-properties fo:text-align="start" style:justify-single-word="false"/>
      <style:text-properties fo:color="#3f7f5f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Standard">
      <style:text-properties officeooo:paragraph-rsid="004203a3"/>
    </style:style>
    <style:style style:name="P83" style:family="paragraph" style:parent-style-name="Standard">
      <style:text-properties officeooo:paragraph-rsid="0043c249"/>
    </style:style>
    <style:style style:name="P84" style:family="paragraph" style:parent-style-name="Standard">
      <style:text-properties officeooo:paragraph-rsid="00473b51"/>
    </style:style>
    <style:style style:name="P85" style:family="paragraph" style:parent-style-name="Standard">
      <style:text-properties officeooo:paragraph-rsid="004aafba"/>
    </style:style>
    <style:style style:name="P86" style:family="paragraph" style:parent-style-name="Standard">
      <style:text-properties officeooo:paragraph-rsid="004e6e89"/>
    </style:style>
    <style:style style:name="P87" style:family="paragraph" style:parent-style-name="Standard">
      <style:text-properties officeooo:paragraph-rsid="005318d7"/>
    </style:style>
    <style:style style:name="P88" style:family="paragraph" style:parent-style-name="Standard">
      <style:text-properties officeooo:paragraph-rsid="0054f650"/>
    </style:style>
    <style:style style:name="P8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Standard">
      <style:text-properties officeooo:paragraph-rsid="006e1b48"/>
    </style:style>
    <style:style style:name="P92" style:family="paragraph" style:parent-style-name="Standard">
      <style:text-properties officeooo:paragraph-rsid="006f5ebd"/>
    </style:style>
    <style:style style:name="P93" style:family="paragraph" style:parent-style-name="Standard">
      <style:text-properties officeooo:paragraph-rsid="0071b02f"/>
    </style:style>
    <style:style style:name="P94" style:family="paragraph" style:parent-style-name="Standard">
      <style:text-properties officeooo:paragraph-rsid="00726857"/>
    </style:style>
    <style:style style:name="P95" style:family="paragraph" style:parent-style-name="Standard">
      <style:text-properties officeooo:paragraph-rsid="0076e180"/>
    </style:style>
    <style:style style:name="P96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99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00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01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02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03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104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05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106" style:family="paragraph" style:parent-style-name="Standard">
      <style:paragraph-properties fo:margin-top="0.499cm" fo:margin-bottom="0.199cm" loext:contextual-spacing="false" fo:text-align="end" style:justify-single-word="false"/>
      <style:text-properties officeooo:paragraph-rsid="001bba47"/>
    </style:style>
    <style:style style:name="P107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0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0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1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1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1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11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fo:background-color="#ffffff" style:font-size-asian="10pt"/>
    </style:style>
    <style:style style:name="P1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style:font-size-asian="10pt"/>
    </style:style>
    <style:style style:name="P1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1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1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style:font-size-asian="10pt"/>
    </style:style>
    <style:style style:name="P12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f5ebd" fo:background-color="#ffffff" style:font-size-asian="12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1b02f" fo:background-color="#ffffff" style:font-size-asian="12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6857" fo:background-color="#ffffff" style:font-size-asian="12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12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3" style:family="paragraph" style:parent-style-name="Heading_20_1" style:master-page-name="Cos">
      <style:paragraph-properties fo:text-align="center" style:justify-single-word="false" style:page-number="auto"/>
    </style:style>
    <style:style style:name="P134" style:family="paragraph" style:parent-style-name="Heading_20_1">
      <style:paragraph-properties fo:break-before="page"/>
      <style:text-properties officeooo:rsid="002e6a31" officeooo:paragraph-rsid="002e6a31"/>
    </style:style>
    <style:style style:name="P135" style:family="paragraph" style:parent-style-name="Heading_20_2">
      <style:text-properties officeooo:rsid="0026b597" officeooo:paragraph-rsid="002e6a31"/>
    </style:style>
    <style:style style:name="P136" style:family="paragraph" style:parent-style-name="Heading_20_2">
      <style:paragraph-properties fo:break-before="page"/>
      <style:text-properties officeooo:rsid="0026b597" officeooo:paragraph-rsid="002b129f"/>
    </style:style>
    <style:style style:name="P137" style:family="paragraph" style:parent-style-name="Heading_20_2">
      <style:paragraph-properties fo:break-before="page"/>
      <style:text-properties officeooo:rsid="0026b597" officeooo:paragraph-rsid="002c3bd6"/>
    </style:style>
    <style:style style:name="P138" style:family="paragraph" style:parent-style-name="Heading_20_2">
      <style:paragraph-properties fo:break-before="page"/>
      <style:text-properties officeooo:rsid="0026b597" officeooo:paragraph-rsid="0030c406"/>
    </style:style>
    <style:style style:name="P139" style:family="paragraph" style:parent-style-name="Heading_20_2">
      <style:paragraph-properties fo:break-before="page"/>
      <style:text-properties officeooo:rsid="0026b597" officeooo:paragraph-rsid="00354618"/>
    </style:style>
    <style:style style:name="P140" style:family="paragraph" style:parent-style-name="Heading_20_2">
      <style:paragraph-properties fo:break-before="page"/>
      <style:text-properties officeooo:rsid="0026b597" officeooo:paragraph-rsid="00370f83"/>
    </style:style>
    <style:style style:name="P141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142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143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144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145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146" style:family="paragraph" style:parent-style-name="Heading_20_2">
      <style:paragraph-properties fo:break-before="page"/>
      <style:text-properties officeooo:rsid="004e6e89" officeooo:paragraph-rsid="004e6e89"/>
    </style:style>
    <style:style style:name="P147" style:family="paragraph" style:parent-style-name="Heading_20_2">
      <style:paragraph-properties fo:break-before="page"/>
      <style:text-properties officeooo:rsid="004e6e89" officeooo:paragraph-rsid="0054f650"/>
    </style:style>
    <style:style style:name="P148" style:family="paragraph" style:parent-style-name="Heading_20_2">
      <style:paragraph-properties fo:break-before="page"/>
      <style:text-properties officeooo:paragraph-rsid="006e1b48"/>
    </style:style>
    <style:style style:name="P149" style:family="paragraph" style:parent-style-name="Heading_20_2">
      <style:paragraph-properties fo:break-before="page"/>
      <style:text-properties officeooo:paragraph-rsid="006f5ebd"/>
    </style:style>
    <style:style style:name="P150" style:family="paragraph" style:parent-style-name="Heading_20_2">
      <style:paragraph-properties fo:break-before="page"/>
      <style:text-properties officeooo:paragraph-rsid="0071b02f"/>
    </style:style>
    <style:style style:name="P151" style:family="paragraph" style:parent-style-name="Heading_20_2">
      <style:paragraph-properties fo:break-before="page"/>
      <style:text-properties officeooo:paragraph-rsid="00726857"/>
    </style:style>
    <style:style style:name="P152" style:family="paragraph" style:parent-style-name="Heading_20_2">
      <style:paragraph-properties fo:break-before="page"/>
      <style:text-properties officeooo:paragraph-rsid="0076e180"/>
    </style:style>
    <style:style style:name="P153" style:family="paragraph" style:parent-style-name="Heading_20_2">
      <style:paragraph-properties fo:break-before="page"/>
      <style:text-properties officeooo:paragraph-rsid="007af355"/>
    </style:style>
    <style:style style:name="P154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155" style:family="paragraph" style:parent-style-name="Standard" style:list-style-name="L10">
      <style:text-properties officeooo:paragraph-rsid="0030c406"/>
    </style:style>
    <style:style style:name="P156" style:family="paragraph" style:parent-style-name="Standard" style:list-style-name="L10">
      <style:text-properties officeooo:paragraph-rsid="00354618"/>
    </style:style>
    <style:style style:name="P157" style:family="paragraph" style:parent-style-name="Standard" style:list-style-name="L10">
      <style:text-properties officeooo:paragraph-rsid="00370f83"/>
    </style:style>
    <style:style style:name="P158" style:family="paragraph" style:parent-style-name="Standard" style:list-style-name="L10">
      <style:text-properties officeooo:paragraph-rsid="003ac64b"/>
    </style:style>
    <style:style style:name="P159" style:family="paragraph" style:parent-style-name="Standard" style:list-style-name="L10">
      <style:text-properties officeooo:paragraph-rsid="004203a3"/>
    </style:style>
    <style:style style:name="P160" style:family="paragraph" style:parent-style-name="Standard" style:list-style-name="L10">
      <style:text-properties officeooo:paragraph-rsid="0043c249"/>
    </style:style>
    <style:style style:name="P161" style:family="paragraph" style:parent-style-name="Standard" style:list-style-name="L10">
      <style:text-properties officeooo:paragraph-rsid="00473b51"/>
    </style:style>
    <style:style style:name="P162" style:family="paragraph" style:parent-style-name="Standard" style:list-style-name="L10">
      <style:text-properties officeooo:paragraph-rsid="004aafba"/>
    </style:style>
    <style:style style:name="P163" style:family="paragraph" style:parent-style-name="Standard" style:list-style-name="L10">
      <style:text-properties officeooo:paragraph-rsid="004e6e89"/>
    </style:style>
    <style:style style:name="P164" style:family="paragraph" style:parent-style-name="Standard" style:list-style-name="L10">
      <style:text-properties officeooo:paragraph-rsid="0054f650"/>
    </style:style>
    <style:style style:name="P165" style:family="paragraph" style:parent-style-name="Standard" style:list-style-name="L10">
      <style:text-properties officeooo:paragraph-rsid="006e1b48"/>
    </style:style>
    <style:style style:name="P166" style:family="paragraph" style:parent-style-name="Standard" style:list-style-name="L10">
      <style:text-properties officeooo:paragraph-rsid="006f5ebd"/>
    </style:style>
    <style:style style:name="P167" style:family="paragraph" style:parent-style-name="Standard" style:list-style-name="L10">
      <style:text-properties officeooo:paragraph-rsid="0071b02f"/>
    </style:style>
    <style:style style:name="P168" style:family="paragraph" style:parent-style-name="Standard" style:list-style-name="L10">
      <style:text-properties officeooo:paragraph-rsid="00726857"/>
    </style:style>
    <style:style style:name="P169" style:family="paragraph" style:parent-style-name="Standard" style:list-style-name="L10">
      <style:text-properties officeooo:paragraph-rsid="0076178f"/>
    </style:style>
    <style:style style:name="P170" style:family="paragraph" style:parent-style-name="Standard" style:list-style-name="L10">
      <style:text-properties officeooo:paragraph-rsid="0076e180"/>
    </style:style>
    <style:style style:name="P171" style:family="paragraph" style:parent-style-name="Standard" style:list-style-name="L10">
      <style:text-properties officeooo:paragraph-rsid="007af355"/>
    </style:style>
    <style:style style:name="P172" style:family="paragraph" style:parent-style-name="Standard" style:list-style-name="L10">
      <style:text-properties officeooo:rsid="00571589" officeooo:paragraph-rsid="0054f650"/>
    </style:style>
    <style:style style:name="P173" style:family="paragraph" style:parent-style-name="Standard">
      <style:text-properties officeooo:rsid="00272da6" officeooo:paragraph-rsid="0076e180"/>
    </style:style>
    <style:style style:name="P174" style:family="paragraph" style:parent-style-name="Standard">
      <style:paragraph-properties fo:text-align="justify" style:justify-single-word="false"/>
      <style:text-properties officeooo:rsid="00272da6" officeooo:paragraph-rsid="007af355"/>
    </style:style>
    <style:style style:name="P175" style:family="paragraph" style:parent-style-name="Standard">
      <style:text-properties officeooo:rsid="00272da6" officeooo:paragraph-rsid="007af355"/>
    </style:style>
    <style:style style:name="P176" style:family="paragraph" style:parent-style-name="Standard">
      <style:text-properties officeooo:rsid="0103ba70" officeooo:paragraph-rsid="007af355"/>
    </style:style>
    <style:style style:name="P177" style:family="paragraph" style:parent-style-name="Standard">
      <style:text-properties officeooo:paragraph-rsid="007af355"/>
    </style:style>
    <style:style style:name="P178" style:family="paragraph" style:parent-style-name="Standard" style:list-style-name="L11">
      <style:paragraph-properties fo:margin-top="0.101cm" fo:margin-bottom="0.101cm" loext:contextual-spacing="false"/>
      <style:text-properties officeooo:rsid="0041c709" officeooo:paragraph-rsid="0041c709"/>
    </style:style>
    <style:style style:name="P179" style:family="paragraph" style:parent-style-name="Standard" style:list-style-name="L11">
      <style:paragraph-properties fo:margin-top="0.101cm" fo:margin-bottom="0.101cm" loext:contextual-spacing="false"/>
      <style:text-properties officeooo:paragraph-rsid="0041c709"/>
    </style:style>
    <style:style style:name="P180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41c709"/>
    </style:style>
    <style:style style:name="P181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3c120d"/>
    </style:style>
    <style:style style:name="P182" style:family="paragraph" style:parent-style-name="Standard" style:list-style-name="L12">
      <style:paragraph-properties fo:margin-top="0.101cm" fo:margin-bottom="0.101cm" loext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183" style:family="paragraph" style:parent-style-name="Standard" style:list-style-name="L14">
      <style:paragraph-properties fo:margin-top="0.101cm" fo:margin-bottom="0.101cm" loext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184" style:family="paragraph" style:parent-style-name="Standard" style:list-style-name="L16">
      <style:paragraph-properties fo:margin-top="0.101cm" fo:margin-bottom="0.101cm" loext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185" style:family="paragraph" style:parent-style-name="Standard" style:list-style-name="L18">
      <style:paragraph-properties fo:margin-top="0.101cm" fo:margin-bottom="0.101cm" loext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186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187" style:family="paragraph" style:parent-style-name="Standard" style:list-style-name="L22">
      <style:paragraph-properties fo:margin-top="0.101cm" fo:margin-bottom="0.101cm" loext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188" style:family="paragraph" style:parent-style-name="Standard" style:list-style-name="L27">
      <style:paragraph-properties fo:margin-top="0.101cm" fo:margin-bottom="0.101cm" loext:contextual-spacing="false"/>
      <style:text-properties fo:font-style="normal" fo:font-weight="normal" officeooo:rsid="004203a3" officeooo:paragraph-rsid="006e1b48" style:font-style-asian="normal" style:font-weight-asian="normal" style:font-style-complex="normal" style:font-weight-complex="normal"/>
    </style:style>
    <style:style style:name="P189" style:family="paragraph" style:parent-style-name="Standard" style:list-style-name="L29">
      <style:paragraph-properties fo:margin-top="0.101cm" fo:margin-bottom="0.101cm" loext:contextual-spacing="false"/>
      <style:text-properties fo:font-style="normal" fo:font-weight="normal" officeooo:rsid="004203a3" officeooo:paragraph-rsid="006f5ebd" style:font-style-asian="normal" style:font-weight-asian="normal" style:font-style-complex="normal" style:font-weight-complex="normal"/>
    </style:style>
    <style:style style:name="P190" style:family="paragraph" style:parent-style-name="Standard" style:list-style-name="L31">
      <style:paragraph-properties fo:margin-top="0.101cm" fo:margin-bottom="0.101cm" loext:contextual-spacing="false"/>
      <style:text-properties fo:font-style="normal" fo:font-weight="normal" officeooo:rsid="004203a3" officeooo:paragraph-rsid="0071b02f" style:font-style-asian="normal" style:font-weight-asian="normal" style:font-style-complex="normal" style:font-weight-complex="normal"/>
    </style:style>
    <style:style style:name="P191" style:family="paragraph" style:parent-style-name="Standard" style:list-style-name="L33">
      <style:paragraph-properties fo:margin-top="0.101cm" fo:margin-bottom="0.101cm" loext:contextual-spacing="false"/>
      <style:text-properties fo:font-style="normal" fo:font-weight="normal" officeooo:rsid="004203a3" officeooo:paragraph-rsid="00726857" style:font-style-asian="normal" style:font-weight-asian="normal" style:font-style-complex="normal" style:font-weight-complex="normal"/>
    </style:style>
    <style:style style:name="P192" style:family="paragraph" style:parent-style-name="Standard" style:list-style-name="L35">
      <style:paragraph-properties fo:margin-top="0.101cm" fo:margin-bottom="0.101cm" loext:contextual-spacing="false"/>
      <style:text-properties fo:font-style="normal" fo:font-weight="normal" officeooo:rsid="004203a3" officeooo:paragraph-rsid="0076e180" style:font-style-asian="normal" style:font-weight-asian="normal" style:font-style-complex="normal" style:font-weight-complex="normal"/>
    </style:style>
    <style:style style:name="P193" style:family="paragraph" style:parent-style-name="Standard" style:list-style-name="L37">
      <style:paragraph-properties fo:margin-top="0.101cm" fo:margin-bottom="0.101cm" loext:contextual-spacing="false"/>
      <style:text-properties fo:font-style="normal" fo:font-weight="normal" officeooo:rsid="004203a3" officeooo:paragraph-rsid="007af355" style:font-style-asian="normal" style:font-weight-asian="normal" style:font-style-complex="normal" style:font-weight-complex="normal"/>
    </style:style>
    <style:style style:name="P194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195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officeooo:rsid="003ac64b" officeooo:paragraph-rsid="003ac64b"/>
    </style:style>
    <style:style style:name="P196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197" style:family="paragraph" style:parent-style-name="Standard" style:list-style-name="L1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198" style:family="paragraph" style:parent-style-name="Standard" style:list-style-name="L1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199" style:family="paragraph" style:parent-style-name="Standard" style:list-style-name="L2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00" style:family="paragraph" style:parent-style-name="Standard" style:list-style-name="L2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01" style:family="paragraph" style:parent-style-name="Standard" style:list-style-name="L2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e1b48" fo:background-color="#ffffff" style:font-size-asian="12pt" style:font-style-asian="normal" style:font-weight-asian="normal" style:font-size-complex="12pt" style:font-style-complex="normal" style:font-weight-complex="normal"/>
    </style:style>
    <style:style style:name="P202" style:family="paragraph" style:parent-style-name="Standard" style:list-style-name="L30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f5ebd" fo:background-color="#ffffff" style:font-size-asian="12pt" style:font-style-asian="normal" style:font-weight-asian="normal" style:font-size-complex="12pt" style:font-style-complex="normal" style:font-weight-complex="normal"/>
    </style:style>
    <style:style style:name="P203" style:family="paragraph" style:parent-style-name="Standard" style:list-style-name="L3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1b02f" fo:background-color="#ffffff" style:font-size-asian="12pt" style:font-style-asian="normal" style:font-weight-asian="normal" style:font-size-complex="12pt" style:font-style-complex="normal" style:font-weight-complex="normal"/>
    </style:style>
    <style:style style:name="P204" style:family="paragraph" style:parent-style-name="Standard" style:list-style-name="L34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6857" fo:background-color="#ffffff" style:font-size-asian="12pt" style:font-style-asian="normal" style:font-weight-asian="normal" style:font-size-complex="12pt" style:font-style-complex="normal" style:font-weight-complex="normal"/>
    </style:style>
    <style:style style:name="P205" style:family="paragraph" style:parent-style-name="Standard" style:list-style-name="L3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6e180" fo:background-color="#ffffff" style:font-size-asian="12pt" style:font-style-asian="normal" style:font-weight-asian="normal" style:font-size-complex="12pt" style:font-style-complex="normal" style:font-weight-complex="normal"/>
    </style:style>
    <style:style style:name="P20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6e180" fo:background-color="#ffffff" style:font-size-asian="12pt" style:font-style-asian="normal" style:font-weight-asian="normal" style:font-size-complex="12pt" style:font-style-complex="normal" style:font-weight-complex="normal"/>
    </style:style>
    <style:style style:name="P207" style:family="paragraph" style:parent-style-name="Standard" style:list-style-name="L3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af355" fo:background-color="#ffffff" style:font-size-asian="12pt" style:font-style-asian="normal" style:font-weight-asian="normal" style:font-size-complex="12pt" style:font-style-complex="normal" style:font-weight-complex="normal"/>
    </style:style>
    <style:style style:name="P208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09" style:family="paragraph" style:parent-style-name="Standard" style:list-style-name="L2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10" style:family="paragraph" style:parent-style-name="Standard" style:list-style-name="L15">
      <style:paragraph-properties fo:margin-top="0cm" fo:margin-bottom="0cm" loext:contextual-spacing="false" fo:text-align="justify" style:justify-single-word="false"/>
      <style:text-properties officeooo:rsid="004203a3" officeooo:paragraph-rsid="004203a3"/>
    </style:style>
    <style:style style:name="P211" style:family="paragraph" style:parent-style-name="Text_20_body" style:list-style-name="L1">
      <style:text-properties officeooo:paragraph-rsid="002b129f"/>
    </style:style>
    <style:style style:name="P212" style:family="paragraph" style:parent-style-name="Text_20_body" style:list-style-name="L1">
      <style:text-properties officeooo:paragraph-rsid="002c3bd6"/>
    </style:style>
    <style:style style:name="P213" style:family="paragraph" style:parent-style-name="Text_20_body" style:list-style-name="L1">
      <style:text-properties officeooo:rsid="0103ba70" officeooo:paragraph-rsid="0026b597"/>
    </style:style>
    <style:style style:name="P214" style:family="paragraph" style:parent-style-name="Text_20_body" style:list-style-name="L7"/>
    <style:style style:name="P215" style:family="paragraph" style:parent-style-name="Text_20_body" style:list-style-name="L9"/>
    <style:style style:name="P216" style:family="paragraph" style:parent-style-name="Text_20_body" style:list-style-name="L2">
      <style:paragraph-properties fo:margin-top="0cm" fo:margin-bottom="0cm" loext:contextual-spacing="false"/>
    </style:style>
    <style:style style:name="P217" style:family="paragraph" style:parent-style-name="Text_20_body" style:list-style-name="L3">
      <style:paragraph-properties fo:margin-top="0cm" fo:margin-bottom="0cm" loext:contextual-spacing="false"/>
    </style:style>
    <style:style style:name="P218" style:family="paragraph" style:parent-style-name="Text_20_body" style:list-style-name="L4">
      <style:paragraph-properties fo:margin-top="0cm" fo:margin-bottom="0cm" loext:contextual-spacing="false"/>
    </style:style>
    <style:style style:name="P219" style:family="paragraph" style:parent-style-name="Text_20_body" style:list-style-name="L5">
      <style:paragraph-properties fo:margin-top="0cm" fo:margin-bottom="0cm" loext:contextual-spacing="false"/>
    </style:style>
    <style:style style:name="P220" style:family="paragraph" style:parent-style-name="Text_20_body" style:list-style-name="L6">
      <style:paragraph-properties fo:margin-top="0cm" fo:margin-bottom="0cm" loext:contextual-spacing="false"/>
    </style:style>
    <style:style style:name="P22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1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17" style:family="text">
      <style:text-properties officeooo:rsid="002e6a31"/>
    </style:style>
    <style:style style:name="T18" style:family="text">
      <style:text-properties fo:font-style="italic" officeooo:rsid="00306dc3" style:font-style-asian="italic" style:font-style-complex="italic"/>
    </style:style>
    <style:style style:name="T19" style:family="text">
      <style:text-properties fo:font-style="italic" officeooo:rsid="0071b02f" style:font-style-asian="italic" style:font-style-complex="italic"/>
    </style:style>
    <style:style style:name="T20" style:family="text">
      <style:text-properties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22" style:family="text">
      <style:text-properties officeooo:rsid="00306dc3"/>
    </style:style>
    <style:style style:name="T23" style:family="text">
      <style:text-properties officeooo:rsid="0030c406"/>
    </style:style>
    <style:style style:name="T24" style:family="text">
      <style:text-properties officeooo:rsid="00354618"/>
    </style:style>
    <style:style style:name="T25" style:family="text">
      <style:text-properties officeooo:rsid="00370f83"/>
    </style:style>
    <style:style style:name="T26" style:family="text">
      <style:text-properties officeooo:rsid="003ac64b"/>
    </style:style>
    <style:style style:name="T27" style:family="text">
      <style:text-properties fo:color="#000000" style:font-name="Monospace" fo:font-size="10pt" fo:background-color="#ffffff" loext:char-shading-value="0" style:font-size-asian="10pt"/>
    </style:style>
    <style:style style:name="T28" style:family="text">
      <style:text-properties fo:color="#000000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29" style:family="text">
      <style:text-properties fo:color="#000000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color="#000000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color="#000000" style:font-name="Consolas" fo:font-size="10pt" style:font-size-asian="10pt"/>
    </style:style>
    <style:style style:name="T32" style:family="text">
      <style:text-properties fo:color="#000000" style:font-name="Consolas" fo:font-size="10pt" officeooo:rsid="00571589" style:font-size-asian="10pt"/>
    </style:style>
    <style:style style:name="T33" style:family="text">
      <style:text-properties fo:color="#2a00ff" style:font-name="Monospace" fo:font-size="10pt" fo:background-color="#ffffff" loext:char-shading-value="0" style:font-size-asian="10pt"/>
    </style:style>
    <style:style style:name="T34" style:family="text">
      <style:text-properties fo:color="#2a00ff" style:font-name="Consolas" fo:font-size="10pt" style:font-size-asian="10pt"/>
    </style:style>
    <style:style style:name="T35" style:family="text">
      <style:text-properties officeooo:rsid="003c009f"/>
    </style:style>
    <style:style style:name="T36" style:family="text">
      <style:text-properties officeooo:rsid="003c120d"/>
    </style:style>
    <style:style style:name="T37" style:family="text">
      <style:text-properties officeooo:rsid="0041c709"/>
    </style:style>
    <style:style style:name="T38" style:family="text">
      <style:text-properties officeooo:rsid="004203a3"/>
    </style:style>
    <style:style style:name="T39" style:family="text">
      <style:text-properties officeooo:rsid="0043c249"/>
    </style:style>
    <style:style style:name="T40" style:family="text">
      <style:text-properties officeooo:rsid="00473b51"/>
    </style:style>
    <style:style style:name="T41" style:family="text">
      <style:text-properties officeooo:rsid="004977b7"/>
    </style:style>
    <style:style style:name="T42" style:family="text">
      <style:text-properties officeooo:rsid="004aafba"/>
    </style:style>
    <style:style style:name="T43" style:family="text">
      <style:text-properties officeooo:rsid="004e6e89"/>
    </style:style>
    <style:style style:name="T44" style:family="text">
      <style:text-properties officeooo:rsid="0054f650"/>
    </style:style>
    <style:style style:name="T45" style:family="text">
      <style:text-properties officeooo:rsid="00571589"/>
    </style:style>
    <style:style style:name="T46" style:family="text">
      <style:text-properties fo:color="#7f0055" style:font-name="Consolas" fo:font-size="10pt" fo:font-weight="bold" style:font-size-asian="10pt" style:font-weight-asian="bold"/>
    </style:style>
    <style:style style:name="T47" style:family="text">
      <style:text-properties fo:color="#4000c8" style:font-name="Consolas" fo:font-size="10pt" fo:font-weight="bold" style:font-size-asian="10pt" style:font-weight-asian="bold"/>
    </style:style>
    <style:style style:name="T48" style:family="text">
      <style:text-properties style:font-name="Consolas" fo:font-size="10pt" style:font-size-asian="10pt"/>
    </style:style>
    <style:style style:name="T49" style:family="text">
      <style:text-properties officeooo:rsid="005dcbba"/>
    </style:style>
    <style:style style:name="T50" style:family="text">
      <style:text-properties officeooo:rsid="0064fc52"/>
    </style:style>
    <style:style style:name="T51" style:family="text">
      <style:text-properties officeooo:rsid="006bffc5"/>
    </style:style>
    <style:style style:name="T52" style:family="text">
      <style:text-properties fo:color="#007dc3" style:font-name="Calibri2" fo:font-size="18pt" officeooo:rsid="006e1b48" style:font-size-asian="18pt" style:font-size-complex="18pt"/>
    </style:style>
    <style:style style:name="T53" style:family="text">
      <style:text-properties fo:color="#007dc3" style:font-name="Calibri2" fo:font-size="18pt" officeooo:rsid="001bba47" style:font-size-asian="18pt" style:font-size-complex="18pt"/>
    </style:style>
    <style:style style:name="T54" style:family="text">
      <style:text-properties fo:color="#007dc3" style:font-name="Calibri2" fo:font-size="18pt" officeooo:rsid="006a5a8c" style:font-size-asian="18pt" style:font-size-complex="18pt"/>
    </style:style>
    <style:style style:name="T55" style:family="text">
      <style:text-properties fo:color="#007dc3" style:font-name="Calibri2" fo:font-size="18pt" officeooo:rsid="002651fa" style:font-size-asian="18pt" style:font-size-complex="18pt"/>
    </style:style>
    <style:style style:name="T56" style:family="text">
      <style:text-properties fo:color="#007dc3" style:font-name="Calibri2" fo:font-size="18pt" officeooo:rsid="00726857" style:font-size-asian="18pt" style:font-size-complex="18pt"/>
    </style:style>
    <style:style style:name="T57" style:family="text">
      <style:text-properties fo:color="#007dc3" style:font-name="Calibri2" fo:font-size="18pt" officeooo:rsid="007af355" style:font-size-asian="18pt" style:font-size-complex="18pt"/>
    </style:style>
    <style:style style:name="T58" style:family="text">
      <style:text-properties fo:color="#007dc3" style:font-name="Calibri1" fo:font-size="14pt" fo:font-style="normal" fo:font-weight="bold" officeooo:rsid="004e6e8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59" style:family="text">
      <style:text-properties fo:color="#007dc3" style:font-name="Calibri1" fo:font-size="14pt" fo:font-style="normal" fo:font-weight="bold" officeooo:rsid="006e1b4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60" style:family="text">
      <style:text-properties fo:color="#007dc3" style:font-name="Calibri1" fo:font-size="14pt" fo:font-style="normal" fo:font-weight="bold" officeooo:rsid="006f5eb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61" style:family="text">
      <style:text-properties fo:color="#007dc3" style:font-name="Calibri1" fo:font-size="14pt" fo:font-style="normal" fo:font-weight="bold" officeooo:rsid="0071b02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62" style:family="text">
      <style:text-properties fo:color="#007dc3" style:font-name="Calibri1" fo:font-size="14pt" fo:font-style="normal" fo:font-weight="bold" officeooo:rsid="0072685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63" style:family="text">
      <style:text-properties fo:color="#007dc3" style:font-name="Calibri1" fo:font-size="14pt" fo:font-style="normal" fo:font-weight="bold" officeooo:rsid="007356b4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64" style:family="text">
      <style:text-properties fo:color="#007dc3" style:font-name="Calibri1" fo:font-size="14pt" fo:font-style="normal" fo:font-weight="bold" officeooo:rsid="0076e18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65" style:family="text">
      <style:text-properties fo:color="#007dc3" style:font-name="Calibri1" fo:font-size="14pt" fo:font-style="normal" fo:font-weight="bold" officeooo:rsid="007af35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66" style:family="text">
      <style:text-properties officeooo:rsid="00726857"/>
    </style:style>
    <style:style style:name="T67" style:family="text">
      <style:text-properties officeooo:rsid="0076178f"/>
    </style:style>
    <style:style style:name="T68" style:family="text">
      <style:text-properties officeooo:rsid="0076e180"/>
    </style:style>
    <style:style style:name="T69" style:family="text">
      <style:text-properties officeooo:rsid="007af355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221" svg:width="13.553cm" svg:height="2.514cm" svg:x="3.438cm" svg:y="0cm"><draw:image xlink:href="Pictures/10000000000006A4000001047495FF2BACD173BB.png" xlink:type="simple" xlink:show="embed" xlink:actuate="onLoad" loext:mime-type="image/png"><text:p/></draw:image></draw:frame><draw:frame draw:name="Picture 3" draw:style-name="gr3" draw:text-style-name="P221" svg:width="3.209cm" svg:height="2.511cm" svg:x="0cm" svg:y="0cm"><draw:image xlink:href="Pictures/10000201000002E6000002BBB8F8332B0EE480C1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5">Control de versions d'HELIUM</text:p>
      <text:p text:style-name="P106"><text:span text:style-name="T54">2</text:span><text:span text:style-name="T57">3</text:span><text:span text:style-name="T53"> d</text:span><text:span text:style-name="T52">'</text:span><text:span text:style-name="T56">octubre</text:span><text:span text:style-name="T54"> </text:span><text:span text:style-name="T53">de </text:span><text:span text:style-name="T55">2019</text:span></text:p>
      <text:p text:style-name="P102">Serveis d’Administració Electrònica en el Govern de les Illes Balears</text:p>
      <text:p text:style-name="P103">Lot 3 (Serveis de tramitació d’expedients electrònics)</text:p>
      <text:p text:style-name="P103"/>
      <text:p text:style-name="P103"/>
      <text:p text:style-name="P103"/>
      <text:p text:style-name="P103"/>
      <text:p text:style-name="P104">Oficina Tècnica de Direcció de Projecte</text:p>
      <text:list xml:id="list3218478586" text:style-name="Outline">
        <text:list-header>
          <text:h text:style-name="P133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07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08">Data</text:p>
          </table:table-cell>
          <table:table-cell table:style-name="Taula1.B2" office:value-type="string">
            <text:p text:style-name="P109">Autor</text:p>
          </table:table-cell>
          <table:table-cell table:style-name="Taula1.B2" office:value-type="string">
            <text:p text:style-name="P109">Versió</text:p>
          </table:table-cell>
          <table:table-cell table:style-name="Taula1.D2" office:value-type="string">
            <text:p text:style-name="P109">Canvis</text:p>
          </table:table-cell>
        </table:table-row>
        <table:table-row table:style-name="Taula1.1">
          <table:table-cell table:style-name="Taula1.A3" office:value-type="string">
            <text:p text:style-name="P110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11">Limit Tecnologies</text:p>
          </table:table-cell>
          <table:table-cell table:style-name="Taula1.C3" office:value-type="string">
            <text:p text:style-name="P110">v1.0</text:p>
          </table:table-cell>
          <table:table-cell table:style-name="Taula1.D3" office:value-type="string">
            <text:p text:style-name="P110">Versió inicial</text:p>
          </table:table-cell>
        </table:table-row>
        <table:table-row table:style-name="Taula1.1">
          <table:table-cell table:style-name="Taula1.A4" office:value-type="string">
            <text:p text:style-name="P112"/>
          </table:table-cell>
          <table:table-cell table:style-name="Taula1.B4" office:value-type="string">
            <text:p text:style-name="P112"/>
          </table:table-cell>
          <table:table-cell table:style-name="Taula1.C4" office:value-type="string">
            <text:p text:style-name="P112"/>
          </table:table-cell>
          <table:table-cell table:style-name="Taula1.D4" office:value-type="string">
            <text:p text:style-name="P112"/>
          </table:table-cell>
        </table:table-row>
        <table:table-row table:style-name="Taula1.1">
          <table:table-cell table:style-name="Taula1.A5" office:value-type="string">
            <text:p text:style-name="P112"/>
          </table:table-cell>
          <table:table-cell table:style-name="Taula1.B5" office:value-type="string">
            <text:p text:style-name="P112"/>
          </table:table-cell>
          <table:table-cell table:style-name="Taula1.C5" office:value-type="string">
            <text:p text:style-name="P112"/>
          </table:table-cell>
          <table:table-cell table:style-name="Taula1.D5" office:value-type="string">
            <text:p text:style-name="P112"/>
          </table:table-cell>
        </table:table-row>
        <table:table-row table:style-name="Taula1.1">
          <table:table-cell table:style-name="Taula1.A6" office:value-type="string">
            <text:p text:style-name="P112"/>
          </table:table-cell>
          <table:table-cell table:style-name="Taula1.B6" office:value-type="string">
            <text:p text:style-name="P112"/>
          </table:table-cell>
          <table:table-cell table:style-name="Taula1.C6" office:value-type="string">
            <text:p text:style-name="P112"/>
          </table:table-cell>
          <table:table-cell table:style-name="Taula1.D6" office:value-type="string">
            <text:p text:style-name="P112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07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08">Nom</text:p>
          </table:table-cell>
          <table:table-cell table:style-name="Taula2.B2" office:value-type="string">
            <text:p text:style-name="P109">Data</text:p>
          </table:table-cell>
          <table:table-cell table:style-name="Taula2.C2" office:value-type="string">
            <text:p text:style-name="P109">Àrea, departament o empresa</text:p>
          </table:table-cell>
        </table:table-row>
        <table:table-row table:style-name="Taula2.1">
          <table:table-cell table:style-name="Taula2.A3" office:value-type="string">
            <text:p text:style-name="P110"/>
          </table:table-cell>
          <table:table-cell table:style-name="Taula2.B3" office:value-type="string">
            <text:p text:style-name="P110"/>
          </table:table-cell>
          <table:table-cell table:style-name="Taula2.C3" office:value-type="string">
            <text:p text:style-name="P110"/>
          </table:table-cell>
        </table:table-row>
        <table:table-row table:style-name="Taula2.1">
          <table:table-cell table:style-name="Taula2.A4" office:value-type="string">
            <text:p text:style-name="P112"/>
          </table:table-cell>
          <table:table-cell table:style-name="Taula2.B4" office:value-type="string">
            <text:p text:style-name="P112"/>
          </table:table-cell>
          <table:table-cell table:style-name="Taula2.C4" office:value-type="string">
            <text:p text:style-name="P112"/>
          </table:table-cell>
        </table:table-row>
        <table:table-row table:style-name="Taula2.1">
          <table:table-cell table:style-name="Taula2.A5" office:value-type="string">
            <text:p text:style-name="P112"/>
          </table:table-cell>
          <table:table-cell table:style-name="Taula2.B5" office:value-type="string">
            <text:p text:style-name="P112"/>
          </table:table-cell>
          <table:table-cell table:style-name="Taula2.C5" office:value-type="string">
            <text:p text:style-name="P112"/>
          </table:table-cell>
        </table:table-row>
        <table:table-row table:style-name="Taula2.1">
          <table:table-cell table:style-name="Taula2.A6" office:value-type="string">
            <text:p text:style-name="P112"/>
          </table:table-cell>
          <table:table-cell table:style-name="Taula2.B6" office:value-type="string">
            <text:p text:style-name="P112"/>
          </table:table-cell>
          <table:table-cell table:style-name="Taula2.C6" office:value-type="string">
            <text:p text:style-name="P112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07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08">Nom</text:p>
          </table:table-cell>
          <table:table-cell table:style-name="Taula3.B2" office:value-type="string">
            <text:p text:style-name="P109">Data</text:p>
          </table:table-cell>
          <table:table-cell table:style-name="Taula3.C2" office:value-type="string">
            <text:p text:style-name="P109">Àrea, departament o empresa</text:p>
          </table:table-cell>
        </table:table-row>
        <table:table-row table:style-name="Taula3.1">
          <table:table-cell table:style-name="Taula3.A3" office:value-type="string">
            <text:p text:style-name="P110"/>
          </table:table-cell>
          <table:table-cell table:style-name="Taula3.B3" office:value-type="string">
            <text:p text:style-name="P110"/>
          </table:table-cell>
          <table:table-cell table:style-name="Taula3.C3" office:value-type="string">
            <text:p text:style-name="P110"/>
          </table:table-cell>
        </table:table-row>
        <table:table-row table:style-name="Taula3.1">
          <table:table-cell table:style-name="Taula3.A4" office:value-type="string">
            <text:p text:style-name="P112"/>
          </table:table-cell>
          <table:table-cell table:style-name="Taula3.B4" office:value-type="string">
            <text:p text:style-name="P112"/>
          </table:table-cell>
          <table:table-cell table:style-name="Taula3.C4" office:value-type="string">
            <text:p text:style-name="P112"/>
          </table:table-cell>
        </table:table-row>
        <table:table-row table:style-name="Taula3.1">
          <table:table-cell table:style-name="Taula3.A5" office:value-type="string">
            <text:p text:style-name="P112"/>
          </table:table-cell>
          <table:table-cell table:style-name="Taula3.B5" office:value-type="string">
            <text:p text:style-name="P112"/>
          </table:table-cell>
          <table:table-cell table:style-name="Taula3.C5" office:value-type="string">
            <text:p text:style-name="P112"/>
          </table:table-cell>
        </table:table-row>
        <table:table-row table:style-name="Taula3.1">
          <table:table-cell table:style-name="Taula3.A6" office:value-type="string">
            <text:p text:style-name="P112"/>
          </table:table-cell>
          <table:table-cell table:style-name="Taula3.B6" office:value-type="string">
            <text:p text:style-name="P112"/>
          </table:table-cell>
          <table:table-cell table:style-name="Taula3.C6" office:value-type="string">
            <text:p text:style-name="P112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07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08">Nom</text:p>
          </table:table-cell>
          <table:table-cell table:style-name="Taula6.B2" office:value-type="string">
            <text:p text:style-name="P109">Àrea, departament o empresa</text:p>
          </table:table-cell>
          <table:table-cell table:style-name="Taula6.C2" office:value-type="string">
            <text:p text:style-name="P109">Correu electrònic</text:p>
          </table:table-cell>
        </table:table-row>
        <table:table-row table:style-name="Taula6.1">
          <table:table-cell table:style-name="Taula6.A3" office:value-type="string">
            <text:p text:style-name="P110"/>
          </table:table-cell>
          <table:table-cell table:style-name="Taula6.B3" office:value-type="string">
            <text:p text:style-name="P110"/>
          </table:table-cell>
          <table:table-cell table:style-name="Taula6.C3" office:value-type="string">
            <text:p text:style-name="P110"/>
          </table:table-cell>
        </table:table-row>
        <table:table-row table:style-name="Taula6.1">
          <table:table-cell table:style-name="Taula6.A4" office:value-type="string">
            <text:p text:style-name="P112"/>
          </table:table-cell>
          <table:table-cell table:style-name="Taula6.B4" office:value-type="string">
            <text:p text:style-name="P112"/>
          </table:table-cell>
          <table:table-cell table:style-name="Taula6.C4" office:value-type="string">
            <text:p text:style-name="P112"/>
          </table:table-cell>
        </table:table-row>
        <table:table-row table:style-name="Taula6.1">
          <table:table-cell table:style-name="Taula6.A5" office:value-type="string">
            <text:p text:style-name="P112"/>
          </table:table-cell>
          <table:table-cell table:style-name="Taula6.B5" office:value-type="string">
            <text:p text:style-name="P112"/>
          </table:table-cell>
          <table:table-cell table:style-name="Taula6.C5" office:value-type="string">
            <text:p text:style-name="P112"/>
          </table:table-cell>
        </table:table-row>
        <table:table-row table:style-name="Taula6.1">
          <table:table-cell table:style-name="Taula6.A6" office:value-type="string">
            <text:p text:style-name="P112"/>
          </table:table-cell>
          <table:table-cell table:style-name="Taula6.B6" office:value-type="string">
            <text:p text:style-name="P112"/>
          </table:table-cell>
          <table:table-cell table:style-name="Taula6.C6" office:value-type="string">
            <text:p text:style-name="P112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29"><text:a xlink:type="simple" xlink:href="#__RefHeading___Toc21421_3940995463" text:style-name="Index_20_Link" text:visited-style-name="Index_20_Link">Control de versions del document<text:tab/>2</text:a></text:p>
          <text:p text:style-name="P129"><text:a xlink:type="simple" xlink:href="#__RefHeading___Toc21295_3940995463" text:style-name="Index_20_Link" text:visited-style-name="Index_20_Link">1. Històric de versions<text:tab/>4</text:a></text:p>
          <text:p text:style-name="P130"><text:a xlink:type="simple" xlink:href="#__RefHeading___Toc19787_3508694843" text:style-name="Index_20_Link" text:visited-style-name="Index_20_Link">1.1. v3.2.96<text:tab/>4</text:a></text:p>
          <text:p text:style-name="P130"><text:a xlink:type="simple" xlink:href="#__RefHeading___Toc38092_687897089" text:style-name="Index_20_Link" text:visited-style-name="Index_20_Link">1.2. v3.2.97<text:tab/>5</text:a></text:p>
          <text:p text:style-name="P130"><text:a xlink:type="simple" xlink:href="#__RefHeading___Toc38377_14971827" text:style-name="Index_20_Link" text:visited-style-name="Index_20_Link">1.3. v3.2.98<text:tab/>6</text:a></text:p>
          <text:p text:style-name="P130"><text:a xlink:type="simple" xlink:href="#__RefHeading___Toc18081_506569814" text:style-name="Index_20_Link" text:visited-style-name="Index_20_Link">1.4. v3.2.99<text:tab/>7</text:a></text:p>
          <text:p text:style-name="P130"><text:a xlink:type="simple" xlink:href="#__RefHeading___Toc18081_5065698141" text:style-name="Index_20_Link" text:visited-style-name="Index_20_Link">1.5. v3.2.100<text:tab/>8</text:a></text:p>
          <text:p text:style-name="P130"><text:a xlink:type="simple" xlink:href="#__RefHeading___Toc77409_61972128" text:style-name="Index_20_Link" text:visited-style-name="Index_20_Link">1.6. v3.2.101<text:tab/>9</text:a></text:p>
          <text:p text:style-name="P130"><text:a xlink:type="simple" xlink:href="#__RefHeading___Toc16729_526703748" text:style-name="Index_20_Link" text:visited-style-name="Index_20_Link">1.7. v3.2.102<text:tab/>10</text:a></text:p>
          <text:p text:style-name="P130"><text:a xlink:type="simple" xlink:href="#__RefHeading___Toc16729_5267037481" text:style-name="Index_20_Link" text:visited-style-name="Index_20_Link">1.8. v3.2.102a<text:tab/>11</text:a></text:p>
          <text:p text:style-name="P130"><text:a xlink:type="simple" xlink:href="#__RefHeading___Toc32902_519805004" text:style-name="Index_20_Link" text:visited-style-name="Index_20_Link">1.9. v3.2.103<text:tab/>12</text:a></text:p>
          <text:p text:style-name="P130"><text:a xlink:type="simple" xlink:href="#__RefHeading___Toc74958_588639221" text:style-name="Index_20_Link" text:visited-style-name="Index_20_Link">1.10. v3.2.104<text:tab/>13</text:a></text:p>
          <text:p text:style-name="P130"><text:a xlink:type="simple" xlink:href="#__RefHeading___Toc30263_3439170243" text:style-name="Index_20_Link" text:visited-style-name="Index_20_Link">1.11. v3.2.104.1<text:tab/>14</text:a></text:p>
          <text:p text:style-name="P130"><text:a xlink:type="simple" xlink:href="#__RefHeading___Toc28723_1470059864" text:style-name="Index_20_Link" text:visited-style-name="Index_20_Link">1.12. v3.2.105<text:tab/>15</text:a></text:p>
          <text:p text:style-name="P130"><text:a xlink:type="simple" xlink:href="#__RefHeading___Toc78940_1512682159" text:style-name="Index_20_Link" text:visited-style-name="Index_20_Link">1.13. v3.2.106<text:tab/>16</text:a></text:p>
          <text:p text:style-name="P130"><text:a xlink:type="simple" xlink:href="#__RefHeading___Toc350532_3031935846" text:style-name="Index_20_Link" text:visited-style-name="Index_20_Link">1.14. v3.2.10</text:a><text:a xlink:type="simple" xlink:href="#__RefHeading___Toc350532_3031935846" text:style-name="Index_20_Link" text:visited-style-name="Index_20_Link">6</text:a><text:a xlink:type="simple" xlink:href="#__RefHeading___Toc350532_3031935846" text:style-name="Index_20_Link" text:visited-style-name="Index_20_Link">.1 Correcció callback Portasignatures</text:a><text:a xlink:type="simple" xlink:href="#__RefHeading___Toc350532_3031935846" text:style-name="Index_20_Link" text:visited-style-name="Index_20_Link"><text:tab/>19</text:a></text:p>
          <text:p text:style-name="P130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0</text:a></text:p>
          <text:p text:style-name="P130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1</text:a></text:p>
          <text:p text:style-name="P130"><text:a xlink:type="simple" xlink:href="#__RefHeading___Toc47466_2376748256" text:style-name="Index_20_Link" text:visited-style-name="Index_20_Link">1.17. v3.2.10</text:a><text:a xlink:type="simple" xlink:href="#__RefHeading___Toc47466_2376748256" text:style-name="Index_20_Link" text:visited-style-name="Index_20_Link">6</text:a><text:a xlink:type="simple" xlink:href="#__RefHeading___Toc47466_2376748256" text:style-name="Index_20_Link" text:visited-style-name="Index_20_Link">.</text:a><text:a xlink:type="simple" xlink:href="#__RefHeading___Toc47466_2376748256" text:style-name="Index_20_Link" text:visited-style-name="Index_20_Link">4</text:a><text:a xlink:type="simple" xlink:href="#__RefHeading___Toc47466_2376748256" text:style-name="Index_20_Link" text:visited-style-name="Index_20_Link"> </text:a><text:a xlink:type="simple" xlink:href="#__RefHeading___Toc47466_2376748256" text:style-name="Index_20_Link" text:visited-style-name="Index_20_Link">Correc</text:a><text:a xlink:type="simple" xlink:href="#__RefHeading___Toc47466_2376748256" text:style-name="Index_20_Link" text:visited-style-name="Index_20_Link">c</text:a><text:a xlink:type="simple" xlink:href="#__RefHeading___Toc47466_2376748256" text:style-name="Index_20_Link" text:visited-style-name="Index_20_Link">ions i eixamplar pantalla</text:a><text:a xlink:type="simple" xlink:href="#__RefHeading___Toc47466_2376748256" text:style-name="Index_20_Link" text:visited-style-name="Index_20_Link"><text:tab/>22</text:a></text:p>
          <text:p text:style-name="P130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3</text:a></text:p>
          <text:p text:style-name="P130"><text:a xlink:type="simple" xlink:href="#__RefHeading___Toc38875_81651155" text:style-name="Index_20_Link" text:visited-style-name="Index_20_Link">1.19. v3.2.10</text:a><text:a xlink:type="simple" xlink:href="#__RefHeading___Toc38875_81651155" text:style-name="Index_20_Link" text:visited-style-name="Index_20_Link">6</text:a><text:a xlink:type="simple" xlink:href="#__RefHeading___Toc38875_81651155" text:style-name="Index_20_Link" text:visited-style-name="Index_20_Link">.</text:a><text:a xlink:type="simple" xlink:href="#__RefHeading___Toc38875_81651155" text:style-name="Index_20_Link" text:visited-style-name="Index_20_Link">6</text:a><text:a xlink:type="simple" xlink:href="#__RefHeading___Toc38875_81651155" text:style-name="Index_20_Link" text:visited-style-name="Index_20_Link"> Correcció llistat de tasques</text:a><text:a xlink:type="simple" xlink:href="#__RefHeading___Toc38875_81651155" text:style-name="Index_20_Link" text:visited-style-name="Index_20_Link"><text:tab/>24</text:a></text:p>
        </text:index-body>
      </text:table-of-content>
      <text:p text:style-name="P5"/>
      <text:list xml:id="list111143791270702" text:continue-numbering="true" text:style-name="Outline">
        <text:list-item>
          <text:h text:style-name="P134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135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10">Data: </text:p>
      <text:p text:style-name="P31"><text:tab/>26/10/2018</text:p>
      <text:p text:style-name="P31">Resum: </text:p>
      <text:p text:style-name="P31"><text:tab/>Resolució d'errors relacionats amb l'Arxiu digital de la CAIB.</text:p>
      <text:p text:style-name="P31"/>
      <text:p text:style-name="P28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701463509" text:style-name="L1">
        <text:list-item>
          <text:p text:style-name="P213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216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217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218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219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220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214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9"/>
      <text:p text:style-name="P10">Base de dades:<text:span text:style-name="T2"> </text:span></text:p>
      <text:p text:style-name="P31"><text:tab/>Sense canvis</text:p>
      <text:p text:style-name="P9"/>
      <text:p text:style-name="P8"><text:span text:style-name="T3">Propietats globals</text:span>: </text:p>
      <text:list xml:id="list3482802239" text:style-name="L8">
        <text:list-item>
          <text:p text:style-name="P154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154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97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30"/>
      <text:p text:style-name="P30"/>
      <text:list xml:id="list111143720954622" text:continue-list="list111143791270702" text:style-name="Outline">
        <text:list-item>
          <text:list>
            <text:list-item>
              <text:h text:style-name="P136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11">Data: </text:p>
      <text:p text:style-name="P32"><text:tab/><text:span text:style-name="T9">30</text:span>/10/2018</text:p>
      <text:p text:style-name="P32">Resum: </text:p>
      <text:p text:style-name="P32"><text:tab/><text:span text:style-name="T9">Conversió a PDF dels documents no signats en finalitzar un expedient integrat amb l'Arxiu</text:span>.</text:p>
      <text:p text:style-name="P32"/>
      <text:p text:style-name="P67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11142842733378" text:continue-list="list701463509" text:style-name="L1">
        <text:list-item>
          <text:p text:style-name="P211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211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215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11"/>
      <text:p text:style-name="P11">Base de dades:<text:span text:style-name="T2"> </text:span></text:p>
      <text:p text:style-name="P32"><text:tab/>Sense canvis</text:p>
      <text:p text:style-name="P11"/>
      <text:p text:style-name="P33">Propietats globals: </text:p>
      <text:p text:style-name="P68"><text:tab/>Sense canvis</text:p>
      <text:p text:style-name="P68"/>
      <text:list xml:id="list111142086269633" text:continue-list="list111143720954622" text:style-name="Outline">
        <text:list-item>
          <text:list>
            <text:list-item>
              <text:h text:style-name="P137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12">Data: </text:p>
      <text:p text:style-name="P50"><text:tab/><text:span text:style-name="T10">07</text:span>/1<text:span text:style-name="T10">1</text:span>/2018</text:p>
      <text:p text:style-name="P50">Resum: </text:p>
      <text:p text:style-name="P50"><text:tab/><text:span text:style-name="T10">Correccions errors amb custòdia documental.</text:span></text:p>
      <text:p text:style-name="P50"/>
      <text:p text:style-name="P75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11142236644352" text:continue-list="list111142842733378" text:style-name="L1">
        <text:list-item>
          <text:p text:style-name="P212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212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212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212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212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17">.</text:span></text:p>
        </text:list-item>
        <text:list-item>
          <text:p text:style-name="P212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22"> amb el </text:span><text:span text:style-name="T18">handler</text:span><text:span text:style-name="T13"> </text:span><text:span text:style-name="T18">RegistreEntradaHandler</text:span><text:span text:style-name="T22">.</text:span></text:p>
        </text:list-item>
      </text:list>
      <text:p text:style-name="P12"/>
      <text:p text:style-name="P12">Base de dades:<text:span text:style-name="T2"> </text:span></text:p>
      <text:p text:style-name="P50"><text:tab/>Sense canvis</text:p>
      <text:p text:style-name="P12"/>
      <text:p text:style-name="P34">Propietats globals: </text:p>
      <text:p text:style-name="P69"><text:tab/>Sense canvis</text:p>
      <text:p text:style-name="P69"/>
      <text:list xml:id="list111142871392155" text:continue-list="list111142086269633" text:style-name="Outline">
        <text:list-item>
          <text:list>
            <text:list-item>
              <text:h text:style-name="P138" text:outline-level="2"><text:bookmark-start text:name="__RefHeading___Toc18081_506569814"/>v3.2.9<text:span text:style-name="T23">9</text:span><text:bookmark-end text:name="__RefHeading___Toc18081_506569814"/></text:h>
            </text:list-item>
          </text:list>
        </text:list-item>
      </text:list>
      <text:p text:style-name="P13">Data: </text:p>
      <text:p text:style-name="P51"><text:tab/><text:span text:style-name="T23">05</text:span>/1<text:span text:style-name="T23">2</text:span>/2018</text:p>
      <text:p text:style-name="P51">Resum: </text:p>
      <text:p text:style-name="P51"><text:tab/><text:span text:style-name="T23">Diverses correccions, estadístiques per entorn i modificacions menors.</text:span></text:p>
      <text:p text:style-name="P51"/>
      <text:p text:style-name="P76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76"/>
      <text:list xml:id="list4056987251" text:style-name="L10">
        <text:list-item>
          <text:p text:style-name="P155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155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155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155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155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155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155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155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155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155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155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155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155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155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155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155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155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13"><text:bookmark-end text:name="__DdeLink__18082_506569814"/></text:p>
      <text:p text:style-name="P13">Base de dades:<text:span text:style-name="T2"> </text:span></text:p>
      <text:p text:style-name="P51"><text:tab/>Sense canvis</text:p>
      <text:p text:style-name="P13"/>
      <text:p text:style-name="P35">Propietats globals: </text:p>
      <text:p text:style-name="P70"><text:tab/>Sense canvis</text:p>
      <text:p text:style-name="P70"/>
      <text:p text:style-name="P71"/>
      <text:list xml:id="list111141905116873" text:continue-list="list111142871392155" text:style-name="Outline">
        <text:list-item>
          <text:list>
            <text:list-item>
              <text:h text:style-name="P139" text:outline-level="2"><text:bookmark-start text:name="__RefHeading___Toc18081_5065698141"/>v3.2.<text:span text:style-name="T24">100</text:span><text:bookmark-end text:name="__RefHeading___Toc18081_5065698141"/></text:h>
            </text:list-item>
          </text:list>
        </text:list-item>
      </text:list>
      <text:p text:style-name="P14">Data: </text:p>
      <text:p text:style-name="P52"><text:tab/><text:span text:style-name="T24">11</text:span>/1<text:span text:style-name="T23">2</text:span>/2018</text:p>
      <text:p text:style-name="P52">Resum: </text:p>
      <text:p text:style-name="P52"><text:tab/><text:span text:style-name="T24">Correccions menors per solucionar problemes trobats a la versió 3.2.99.</text:span></text:p>
      <text:p text:style-name="P52"/>
      <text:p text:style-name="P77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77"/>
      <text:list xml:id="list111142572085877" text:continue-list="list4056987251" text:style-name="L10">
        <text:list-item>
          <text:p text:style-name="P156"><text:a xlink:type="simple" xlink:href="https://github.com/GovernIB/helium/issues/1222" text:style-name="Internet_20_link" text:visited-style-name="Visited_20_Internet_20_Link">#1222</text:a> Error modificant document adjunta a l'expedient<text:span text:style-name="T24">.</text:span></text:p>
        </text:list-item>
        <text:list-item>
          <text:p text:style-name="P156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14"><text:bookmark-end text:name="__DdeLink__18082_5065698141"/></text:p>
      <text:p text:style-name="P14">Base de dades:<text:span text:style-name="T2"> </text:span></text:p>
      <text:p text:style-name="P52"><text:tab/>Sense canvis</text:p>
      <text:p text:style-name="P14"/>
      <text:p text:style-name="P36">Propietats globals: </text:p>
      <text:p text:style-name="P71"><text:tab/>Sen<text:span text:style-name="T24">se canvis</text:span></text:p>
      <text:p text:style-name="P71"/>
      <text:list xml:id="list111142073471642" text:continue-list="list111141905116873" text:style-name="Outline">
        <text:list-item>
          <text:list>
            <text:list-item>
              <text:h text:style-name="P140" text:outline-level="2"><text:bookmark-start text:name="__RefHeading___Toc77409_61972128"/>v3.2.<text:span text:style-name="T24">101</text:span><text:bookmark-end text:name="__RefHeading___Toc77409_61972128"/></text:h>
            </text:list-item>
          </text:list>
        </text:list-item>
      </text:list>
      <text:p text:style-name="P15">Data: </text:p>
      <text:p text:style-name="P53"><text:tab/><text:span text:style-name="T25">16</text:span>/<text:span text:style-name="T25">01</text:span>/201<text:span text:style-name="T25">9</text:span></text:p>
      <text:p text:style-name="P53">Resum: </text:p>
      <text:p text:style-name="P54"><text:tab/>Correcció d'error amb enviament de documents a portasignatures des de un subproces<text:span text:style-name="T25">.</text:span></text:p>
      <text:p text:style-name="P53"/>
      <text:p text:style-name="P78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78"/>
      <text:list xml:id="list111143777668218" text:continue-list="list111142572085877" text:style-name="L10">
        <text:list-item>
          <text:p text:style-name="P157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15"><text:bookmark-end text:name="__DdeLink__18082_50656981411"/></text:p>
      <text:p text:style-name="P15">Base de dades:<text:span text:style-name="T2"> </text:span></text:p>
      <text:p text:style-name="P53"><text:tab/>Sense canvis</text:p>
      <text:p text:style-name="P15"/>
      <text:p text:style-name="P37">Propietats globals: </text:p>
      <text:p text:style-name="P72"><text:tab/>Sen<text:span text:style-name="T24">se canvis</text:span></text:p>
      <text:list xml:id="list111142514178052" text:continue-list="list111142073471642" text:style-name="Outline">
        <text:list-item>
          <text:list>
            <text:list-item>
              <text:h text:style-name="P141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16">Data: </text:p>
      <text:p text:style-name="P55"><text:tab/><text:span text:style-name="T26">24</text:span>/<text:span text:style-name="T25">01</text:span>/201<text:span text:style-name="T25">9</text:span></text:p>
      <text:p text:style-name="P55">Resum: </text:p>
      <text:p text:style-name="P55"><text:tab/>Correcció <text:span text:style-name="T26">de diversos errors trobats a la versió 3.2.100</text:span></text:p>
      <text:p text:style-name="P55"/>
      <text:p text:style-name="P79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79"/>
      <text:list xml:id="list111142880956042" text:continue-list="list111143777668218" text:style-name="L10">
        <text:list-item>
          <text:p text:style-name="P158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158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158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158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158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158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158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158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16"><text:bookmark-end text:name="__DdeLink__18082_506569814111"/></text:p>
      <text:p text:style-name="P16">Base de dades:<text:span text:style-name="T2"> </text:span></text:p>
      <text:p text:style-name="P16"/>
      <text:list xml:id="list1365505090" text:style-name="L11">
        <text:list-item>
          <text:p text:style-name="P178">Canvis realitzats a nivell de BBDD:</text:p>
          <text:list>
            <text:list-item>
              <text:p text:style-name="P179"><text:span text:style-name="T36">Modificades taules </text:span><text:span text:style-name="T21">HEL_REPRO </text:span><text:span text:style-name="T16">i </text:span><text:span text:style-name="T21">HEL_TASCA</text:span><text:span text:style-name="T16"> per adaptar-les a la nova funcionalitat de “repros” per tasques concretes.</text:span></text:p>
            </text:list-item>
            <text:list-item>
              <text:p text:style-name="P180"><text:span text:style-name="T15">Creada nova taula </text:span><text:span text:style-name="T20">HEL_DOCUMENT_NOTIFICACIO </text:span><text:span text:style-name="T15">i modificades les taules </text:span><text:span text:style-name="T20">HEL_EXPEDIENT_TIPUS</text:span><text:span text:style-name="T15"> i </text:span><text:span text:style-name="T20">HEL_DOCUMENT </text:span><text:span text:style-name="T15">per adaptar-les a la nova funcionalitat integració amb Notib.</text:span></text:p>
            </text:list-item>
          </text:list>
        </text:list-item>
        <text:list-item>
          <text:p text:style-name="P181"><text:span text:style-name="T37">Script de modificació per aplicar els canvis</text:span>:</text:p>
        </text:list-item>
      </text:list>
      <text:list xml:id="list1882638924" text:style-name="L12">
        <text:list-item>
          <text:p text:style-name="P182">helium_update_3.2.102.sql</text:p>
        </text:list-item>
      </text:list>
      <text:p text:style-name="P16"/>
      <text:p text:style-name="P38">Propietats globals: </text:p>
      <text:p text:style-name="P38"/>
      <text:list xml:id="list1984462071" text:style-name="L13">
        <text:list-item>
          <text:p text:style-name="P195">Afegides propietats <text:span text:style-name="T35">globals</text:span> <text:span text:style-name="T28">app.notificacio.plugin</text:span><text:span text:style-name="T29"> </text:span><text:span text:style-name="T30">per poder integrar helium amb Notib.</text:span></text:p>
          <text:p text:style-name="P196"/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80">##############################</text:p>
            <text:p text:style-name="P114"># <text:tab/>Integració amb NOTIB <text:s text:c="2"/>#</text:p>
            <text:p text:style-name="P114">##############################</text:p>
            <text:p text:style-name="P113"><text:span text:style-name="T27">app.notificacio.plugin.class=</text:span><text:span text:style-name="T33">net.conselldemallorca.helium.integracio.plugins.notificacio.NotificacioPluginNotib</text:span></text:p>
            <text:p text:style-name="P113"><text:span text:style-name="T27">app.notificacio.plugin.url=</text:span><text:span text:style-name="T33">http://localhost:8180/notib</text:span></text:p>
            <text:p text:style-name="P113"><text:span text:style-name="T27">app.notificacio.plugin.username=</text:span><text:span text:style-name="T33">helapp</text:span></text:p>
            <text:p text:style-name="P29"><text:span text:style-name="T27">app.notificacio.plugin.password=</text:span><text:span text:style-name="T33">helapp</text:span></text:p>
          </table:table-cell>
        </table:table-row>
      </table:table>
      <text:p text:style-name="P73"/>
      <text:p text:style-name="P73"/>
      <text:p text:style-name="P74"><text:tab/>Sen<text:span text:style-name="T24">se canvis</text:span></text:p>
      <text:list xml:id="list111143432404870" text:continue-list="list111142514178052" text:style-name="Outline">
        <text:list-item>
          <text:list>
            <text:list-item>
              <text:h text:style-name="P142" text:outline-level="2"><text:bookmark-start text:name="__RefHeading___Toc16729_5267037481"/>v3.2.102<text:span text:style-name="T38">a </text:span><text:bookmark-end text:name="__RefHeading___Toc16729_5267037481"/></text:h>
            </text:list-item>
          </text:list>
        </text:list-item>
      </text:list>
      <text:p text:style-name="P17">Data: </text:p>
      <text:p text:style-name="P56"><text:tab/><text:span text:style-name="T38">22</text:span>/<text:span text:style-name="T25">02</text:span>/201<text:span text:style-name="T25">9</text:span></text:p>
      <text:p text:style-name="P56">Resum: </text:p>
      <text:p text:style-name="P56"><text:tab/><text:span text:style-name="T38">Error urgent plugin de tramitació amb SISTRA. Es detecta un error dels expedients donats d'alta des de SISTRA i es resol.</text:span></text:p>
      <text:p text:style-name="P56"/>
      <text:p text:style-name="P82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82"/>
      <text:list xml:id="list111142597872226" text:continue-list="list111142880956042" text:style-name="L10">
        <text:list-item>
          <text:p text:style-name="P159"><text:a xlink:type="simple" xlink:href="https://github.com/GovernIB/helium/issues/1275" text:style-name="Internet_20_link" text:visited-style-name="Visited_20_Internet_20_Link"><text:span text:style-name="T38">#1275</text:span></text:a> Error NullPointerException al iniciar expedient de SISTRA</text:p>
        </text:list-item>
      </text:list>
      <text:p text:style-name="P17"><text:bookmark-end text:name="__DdeLink__18082_5065698141111"/></text:p>
      <text:p text:style-name="P17">Base de dades:<text:span text:style-name="T2"> </text:span></text:p>
      <text:p text:style-name="P17"/>
      <text:list xml:id="list2428924413" text:style-name="L14">
        <text:list-item>
          <text:p text:style-name="P183">Sense canvis</text:p>
        </text:list-item>
      </text:list>
      <text:p text:style-name="P17"/>
      <text:p text:style-name="P39">Propietats globals: </text:p>
      <text:p text:style-name="P39"/>
      <text:list xml:id="list4082389326" text:style-name="L15">
        <text:list-item>
          <text:p text:style-name="P210"><text:span text:style-name="T30">S</text:span><text:span text:style-name="T29">ense canvis</text:span></text:p>
        </text:list-item>
      </text:list>
      <text:p text:style-name="P120"/>
      <text:list xml:id="list111143082171245" text:continue-list="list111143432404870" text:style-name="Outline">
        <text:list-item>
          <text:list>
            <text:list-item>
              <text:h text:style-name="P143" text:outline-level="2"><text:bookmark-start text:name="__RefHeading___Toc32902_519805004"/>v3.2.10<text:span text:style-name="T39">3</text:span><text:bookmark-end text:name="__RefHeading___Toc32902_519805004"/></text:h>
            </text:list-item>
          </text:list>
        </text:list-item>
      </text:list>
      <text:p text:style-name="P18">Data: </text:p>
      <text:p text:style-name="P57"><text:tab/><text:span text:style-name="T38">26</text:span>/<text:span text:style-name="T25">02</text:span>/201<text:span text:style-name="T25">9</text:span></text:p>
      <text:p text:style-name="P57">Resum: </text:p>
      <text:p text:style-name="P57"><text:tab/><text:span text:style-name="T39">Resolució de diferents errors.</text:span></text:p>
      <text:p text:style-name="P57"/>
      <text:p text:style-name="P83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83"/>
      <text:list xml:id="list111142539986268" text:continue-list="list111142597872226" text:style-name="L10">
        <text:list-item>
          <text:p text:style-name="P160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160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160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160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160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160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160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160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18"><text:bookmark-end text:name="__DdeLink__18082_50656981411111"/></text:p>
      <text:p text:style-name="P18">Base de dades:<text:span text:style-name="T2"> </text:span></text:p>
      <text:p text:style-name="P18"/>
      <text:list xml:id="list538114911" text:style-name="L16">
        <text:list-item>
          <text:p text:style-name="P184">Sense canvis</text:p>
        </text:list-item>
      </text:list>
      <text:p text:style-name="P18"/>
      <text:p text:style-name="P40">Propietats globals: </text:p>
      <text:p text:style-name="P40"/>
      <text:list xml:id="list710930277" text:style-name="L17">
        <text:list-item>
          <text:p text:style-name="P197"><text:span text:style-name="T35">S</text:span>ense canvis</text:p>
        </text:list-item>
      </text:list>
      <text:p text:style-name="P120"/>
      <text:list xml:id="list111141758495900" text:continue-list="list111143082171245" text:style-name="Outline">
        <text:list-item>
          <text:list>
            <text:list-item>
              <text:h text:style-name="P144" text:outline-level="2"><text:bookmark-start text:name="__RefHeading___Toc74958_588639221"/>v3.2.10<text:span text:style-name="T40">4</text:span><text:bookmark-end text:name="__RefHeading___Toc74958_588639221"/></text:h>
            </text:list-item>
          </text:list>
        </text:list-item>
      </text:list>
      <text:p text:style-name="P19">Data: </text:p>
      <text:p text:style-name="P58"><text:tab/><text:span text:style-name="T40">21</text:span>/<text:span text:style-name="T40">03</text:span>/201<text:span text:style-name="T25">9</text:span></text:p>
      <text:p text:style-name="P58">Resum: </text:p>
      <text:p text:style-name="P58"><text:tab/><text:span text:style-name="T41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58"/>
      <text:p text:style-name="P84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84"/>
      <text:list xml:id="list111141967807377" text:continue-list="list111142539986268" text:style-name="L10">
        <text:list-item>
          <text:p text:style-name="P161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161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161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161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161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161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161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161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161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161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19"><text:bookmark-end text:name="__DdeLink__18082_506569814111111"/></text:p>
      <text:p text:style-name="P19">Base de dades:<text:span text:style-name="T2"> </text:span></text:p>
      <text:p text:style-name="P19"/>
      <text:list xml:id="list3444317962" text:style-name="L18">
        <text:list-item>
          <text:p text:style-name="P185">Sense canvis</text:p>
        </text:list-item>
      </text:list>
      <text:p text:style-name="P19"/>
      <text:p text:style-name="P41">Propietats globals: </text:p>
      <text:p text:style-name="P41"/>
      <text:list xml:id="list2962135719" text:style-name="L19">
        <text:list-item>
          <text:p text:style-name="P198"><text:span text:style-name="T35">S</text:span>ense canvis</text:p>
        </text:list-item>
      </text:list>
      <text:p text:style-name="P121"/>
      <text:list xml:id="list111142547830555" text:continue-list="list111141758495900" text:style-name="Outline">
        <text:list-item>
          <text:list>
            <text:list-item>
              <text:h text:style-name="P145" text:outline-level="2"><text:bookmark-start text:name="__RefHeading___Toc30263_3439170243"/>v3.2.10<text:span text:style-name="T40">4.1</text:span><text:bookmark-end text:name="__RefHeading___Toc30263_3439170243"/></text:h>
            </text:list-item>
          </text:list>
        </text:list-item>
      </text:list>
      <text:p text:style-name="P20">Data: </text:p>
      <text:p text:style-name="P59"><text:tab/><text:span text:style-name="T40">28</text:span>/<text:span text:style-name="T40">03</text:span>/201<text:span text:style-name="T25">9</text:span></text:p>
      <text:p text:style-name="P59">Resum: </text:p>
      <text:p text:style-name="P59"><text:tab/><text:span text:style-name="T42">Solució a l'error que no es vegi el botó de "Disseny" per usuaris amb permís de disseny sobre tipus d'expedients.</text:span></text:p>
      <text:p text:style-name="P59"/>
      <text:p text:style-name="P85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85"/>
      <text:list xml:id="list111143528163829" text:continue-list="list111141967807377" text:style-name="L10">
        <text:list-item>
          <text:p text:style-name="P162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20"><text:bookmark-end text:name="__DdeLink__18082_5065698141111111"/></text:p>
      <text:p text:style-name="P20">Base de dades:<text:span text:style-name="T2"> </text:span></text:p>
      <text:p text:style-name="P20"/>
      <text:list xml:id="list3829080664" text:style-name="L20">
        <text:list-item>
          <text:p text:style-name="P186">Sense canvis</text:p>
        </text:list-item>
      </text:list>
      <text:p text:style-name="P20"/>
      <text:p text:style-name="P42">Propietats globals: </text:p>
      <text:p text:style-name="P42"/>
      <text:list xml:id="list252152184" text:style-name="L21">
        <text:list-item>
          <text:p text:style-name="P199"><text:span text:style-name="T35">S</text:span>ense canvis</text:p>
        </text:list-item>
      </text:list>
      <text:p text:style-name="P122"/>
      <text:list xml:id="list111143603190181" text:continue-list="list111142547830555" text:style-name="Outline">
        <text:list-item>
          <text:list>
            <text:list-item>
              <text:h text:style-name="P146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21">Data: </text:p>
      <text:p text:style-name="P60"><text:tab/><text:span text:style-name="T43">12</text:span>/<text:span text:style-name="T43">04</text:span>/201<text:span text:style-name="T25">9</text:span></text:p>
      <text:p text:style-name="P60">Resum: </text:p>
      <text:p text:style-name="P87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60"/>
      <text:p text:style-name="P86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86"/>
      <text:list xml:id="list111143190640117" text:continue-list="list111143528163829" text:style-name="L10">
        <text:list-item>
          <text:p text:style-name="P163"><text:a xlink:type="simple" xlink:href="https://github.com/GovernIB/helium/issues/1284" text:style-name="Internet_20_link" text:visited-style-name="Visited_20_Internet_20_Link">#1284</text:a> Error en les versions dels <text:span text:style-name="T43">subprocessos</text:span> quan no hi ha cap definició de procés creada</text:p>
        </text:list-item>
        <text:list-item>
          <text:p text:style-name="P163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163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163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163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163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163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163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21"><text:bookmark-end text:name="__DdeLink__18082_50656981411111111"/></text:p>
      <text:p text:style-name="P21">Base de dades:<text:span text:style-name="T2"> </text:span></text:p>
      <text:p text:style-name="P21"/>
      <text:list xml:id="list3290117013" text:style-name="L22">
        <text:list-item>
          <text:p text:style-name="P187">Sense canvis</text:p>
        </text:list-item>
      </text:list>
      <text:p text:style-name="P21"/>
      <text:p text:style-name="P43">Propietats globals: </text:p>
      <text:p text:style-name="P43"/>
      <text:list xml:id="list463946165" text:style-name="L23">
        <text:list-item>
          <text:p text:style-name="P200"><text:span text:style-name="T35">S</text:span>ense canvis</text:p>
        </text:list-item>
      </text:list>
      <text:list xml:id="list111143675024681" text:continue-list="list111143603190181" text:style-name="Outline">
        <text:list-item>
          <text:list>
            <text:list-item>
              <text:h text:style-name="P147" text:outline-level="2"><text:bookmark-start text:name="__RefHeading___Toc78940_1512682159"/>v3.2.10<text:span text:style-name="T44">6</text:span><text:bookmark-end text:name="__RefHeading___Toc78940_1512682159"/></text:h>
            </text:list-item>
          </text:list>
        </text:list-item>
      </text:list>
      <text:p text:style-name="P22">Data: </text:p>
      <text:p text:style-name="P61"><text:tab/><text:span text:style-name="T51">21</text:span>/<text:span text:style-name="T51">08</text:span>/201<text:span text:style-name="T25">9</text:span></text:p>
      <text:p text:style-name="P61">Resum: <text:span text:style-name="T49">Adaptació a la nova interfície del NOTIB i possibilitat de notificar documents amb manteniment d'interessats a través de la interfície gràcica</text:span>.<text:span text:style-name="T49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61"/>
      <text:p text:style-name="P88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88"/>
      <text:list xml:id="list111143025907646" text:continue-list="list111143190640117" text:style-name="L10">
        <text:list-item>
          <text:p text:style-name="P172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172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172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172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172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172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172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172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172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172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172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172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172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172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172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172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172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172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172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164"><text:a xlink:type="simple" xlink:href="https://github.com/GovernIB/helium/issues/1217" text:style-name="Internet_20_link" text:visited-style-name="Visited_20_Internet_20_Link"><text:span text:style-name="T45">#1217</text:span></text:a><text:span text:style-name="T45"> Falta la funcionalitat de provar dominis externs</text:span></text:p>
        </text:list-item>
        <text:list-item>
          <text:p text:style-name="P164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164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164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22"><text:bookmark-end text:name="__DdeLink__18082_506569814111111111"/></text:p>
      <text:p text:style-name="P22">Base de dades:<text:span text:style-name="T2"> </text:span></text:p>
      <text:p text:style-name="P22"/>
      <text:list xml:id="list562167964" text:style-name="L24">
        <text:list-item>
          <text:p text:style-name="P194">Nova taula per guardar la informació dels interessats per a les notificacions amb el Notib</text:p>
          <text:list>
            <text:list-item>
              <text:p text:style-name="P194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90">-- #1253 Notificar un document a través de la interfície de Helium</text:p>
            <text:p text:style-name="P119">-- Nova taula per a la informació dels interessats</text:p>
            <text:p text:style-name="P116"/>
            <text:p text:style-name="P113"><text:span text:style-name="T46">CREATE</text:span><text:span text:style-name="T31"> </text:span><text:span text:style-name="T46">TABLE</text:span><text:span text:style-name="T31"> HEL_INTERESSAT</text:span></text:p>
            <text:p text:style-name="P117"><text:soft-page-break/>(</text:p>
            <text:p text:style-name="P113"><text:span text:style-name="T31"><text:tab/>ID<text:tab/><text:tab/><text:tab/><text:tab/><text:tab/>NUMBER(19) <text:s text:c="14"/></text:span><text:span text:style-name="T46">NOT</text:span><text:span text:style-name="T31"> </text:span><text:span text:style-name="T47">NULL</text:span><text:span text:style-name="T31">,</text:span></text:p>
            <text:p text:style-name="P113"><text:span text:style-name="T31"><text:tab/>CODI <text:s text:c="15"/>VARCHAR2(64 </text:span><text:span text:style-name="T46">CHAR</text:span><text:span text:style-name="T31">) <text:s text:c="7"/></text:span><text:span text:style-name="T46">NOT</text:span><text:span text:style-name="T31"> </text:span><text:span text:style-name="T47">NULL</text:span><text:span text:style-name="T31">,</text:span></text:p>
            <text:p text:style-name="P113"><text:span text:style-name="T31"><text:tab/>NIF<text:tab/><text:tab/><text:tab/><text:tab/><text:tab/>VARCHAR2(9 </text:span><text:span text:style-name="T46">CHAR</text:span><text:span text:style-name="T31">)<text:tab/><text:tab/> </text:span><text:span text:style-name="T46">NOT</text:span><text:span text:style-name="T31"> </text:span><text:span text:style-name="T47">NULL</text:span><text:span text:style-name="T31">,</text:span></text:p>
            <text:p text:style-name="P113"><text:span text:style-name="T31"><text:tab/>NOM<text:tab/><text:tab/><text:tab/><text:tab/><text:tab/>VARCHAR2(255 </text:span><text:span text:style-name="T46">CHAR</text:span><text:span text:style-name="T31">) <text:tab/><text:tab/> </text:span><text:span text:style-name="T46">NOT</text:span><text:span text:style-name="T31"> </text:span><text:span text:style-name="T47">NULL</text:span><text:span text:style-name="T31">,</text:span></text:p>
            <text:p text:style-name="P113"><text:span text:style-name="T31"><text:tab/>LLINATGE1<text:tab/><text:tab/><text:tab/>VARCHAR2(255 </text:span><text:span text:style-name="T46">CHAR</text:span><text:span text:style-name="T31">),</text:span></text:p>
            <text:p text:style-name="P113"><text:span text:style-name="T31"><text:tab/>LLINATGE2<text:tab/><text:tab/><text:tab/>VARCHAR2(255 </text:span><text:span text:style-name="T46">CHAR</text:span><text:span text:style-name="T31">),</text:span></text:p>
            <text:p text:style-name="P117"><text:tab/>TIPUS<text:tab/><text:tab/><text:tab/><text:tab/>NUMBER(10),</text:p>
            <text:p text:style-name="P113"><text:span text:style-name="T31"><text:tab/>EMAIL<text:tab/><text:tab/><text:tab/><text:tab/>VARCHAR2(255 </text:span><text:span text:style-name="T46">CHAR</text:span><text:span text:style-name="T31">),</text:span></text:p>
            <text:p text:style-name="P113"><text:span text:style-name="T31"><text:tab/>TELEFON<text:tab/><text:tab/><text:tab/><text:tab/>VARCHAR2(16 </text:span><text:span text:style-name="T46">CHAR</text:span><text:span text:style-name="T31">),</text:span></text:p>
            <text:p text:style-name="P117"><text:tab/>EXPEDIENT_ID <text:s/><text:tab/><text:tab/>NUMBER(19)</text:p>
            <text:p text:style-name="P117">);</text:p>
            <text:p text:style-name="P116"/>
            <text:p text:style-name="P113"><text:span text:style-name="T46">ALTER</text:span><text:span text:style-name="T31"> </text:span><text:span text:style-name="T46">TABLE</text:span><text:span text:style-name="T31"> HEL_INTERESSAT </text:span><text:span text:style-name="T46">ADD</text:span><text:span text:style-name="T31"> (</text:span></text:p>
            <text:p text:style-name="P113"><text:span text:style-name="T31"><text:s text:c="2"/></text:span><text:span text:style-name="T46">CONSTRAINT</text:span><text:span text:style-name="T31"> HEL_EXPEDIENT_INTERESSAT_FK </text:span><text:span text:style-name="T46">FOREIGN</text:span><text:span text:style-name="T31"> </text:span><text:span text:style-name="T46">KEY</text:span><text:span text:style-name="T31"> (EXPEDIENT_ID) </text:span></text:p>
            <text:p text:style-name="P113"><text:span text:style-name="T31"><text:s/></text:span><text:span text:style-name="T46">REFERENCES</text:span><text:span text:style-name="T31"> HEL_EXPEDIENT (ID));</text:span></text:p>
            <text:p text:style-name="P117"><text:s/></text:p>
            <text:p text:style-name="P113"><text:span text:style-name="T46">ALTER</text:span><text:span text:style-name="T31"> </text:span><text:span text:style-name="T46">TABLE</text:span><text:span text:style-name="T31"> HEL_INTERESSAT </text:span><text:span text:style-name="T46">ADD</text:span><text:span text:style-name="T31"> </text:span><text:span text:style-name="T46">CONSTRAINT</text:span><text:span text:style-name="T31"> HEL_INTERESSAT_PK </text:span><text:span text:style-name="T46">PRIMARY</text:span><text:span text:style-name="T31"> </text:span><text:span text:style-name="T46">KEY</text:span><text:span text:style-name="T31"> (ID);</text:span></text:p>
            <text:p text:style-name="P116"/>
            <text:p text:style-name="P113"><text:span text:style-name="T46">CREATE</text:span><text:span text:style-name="T31"> </text:span><text:span text:style-name="T46">INDEX</text:span><text:span text:style-name="T31"> HEL_INTERESSAT_EXPEDIENT_ID_I </text:span><text:span text:style-name="T46">ON</text:span><text:span text:style-name="T31"> HEL_INTERESSAT </text:span></text:p>
            <text:p text:style-name="P117">(EXPEDIENT_ID);</text:p>
            <text:p text:style-name="P116"/>
            <text:p text:style-name="P117"><text:s/><text:tab/></text:p>
            <text:p text:style-name="P119">-- Permisos</text:p>
            <text:p text:style-name="P89"><text:span text:style-name="T48">GRANT </text:span><text:span text:style-name="T46">SELECT</text:span><text:span text:style-name="T48">, </text:span><text:span text:style-name="T46">UPDATE</text:span><text:span text:style-name="T48">, </text:span><text:span text:style-name="T46">INSERT</text:span><text:span text:style-name="T48">, </text:span><text:span text:style-name="T46">DELETE</text:span><text:span text:style-name="T48"> </text:span><text:span text:style-name="T46">ON</text:span><text:span text:style-name="T48"> HEL_INTERESSAT TO WWW_HELIUM;</text:span></text:p>
          </table:table-cell>
        </table:table-row>
      </table:table>
      <text:p text:style-name="P128"/>
      <text:p text:style-name="P22"/>
      <text:p text:style-name="P44">Propietats globals: </text:p>
      <text:p text:style-name="P44"/>
      <text:list xml:id="list926814777" text:style-name="L25">
        <text:list-item>
          <text:p text:style-name="P208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81"># ################### #</text:p>
            <text:p text:style-name="P115"># PROPERTIES AFEGIDES #</text:p>
            <text:p text:style-name="P115"># ################### #</text:p>
            <text:p text:style-name="P116"/>
            <text:p text:style-name="P115">#1304 Alta de documents adjunts firmats</text:p>
            <text:p text:style-name="P116"/>
            <text:p text:style-name="P117"><text:s/></text:p>
            <text:p text:style-name="P115"># ###</text:p>
            <text:p text:style-name="P115"># Plugin de validacio de firmes</text:p>
            <text:p text:style-name="P115"># ###</text:p>
            <text:p text:style-name="P113"><text:span text:style-name="T31">app.validatesignature.plugin.class=</text:span><text:span text:style-name="T34">org.fundaciobit.plugins.validatesignature.afirmacxf.AfirmaCxfValidateSignaturePlugin</text:span></text:p>
            <text:p text:style-name="P116"/>
            <text:p text:style-name="P115"># AfirmaCxfValidateSignaturePlugin</text:p>
            <text:p text:style-name="P113"><text:span text:style-name="T31">app.plugins.validatesignature.afirmacxf.applicationID=</text:span><text:span text:style-name="T34">CAIBDEV.RIPEA</text:span></text:p>
            <text:p text:style-name="P113"><text:span text:style-name="T31">app.plugins.validatesignature.afirmacxf.ignoreservercertificates=</text:span><text:span text:style-name="T34">true</text:span></text:p>
            <text:p text:style-name="P113"><text:span text:style-name="T31">app.plugins.validatesignature.afirmacxf.TransformersTemplatesPath=</text:span><text:span text:style-name="T34">/opt/helium/afirma/transformers</text:span></text:p>
            <text:p text:style-name="P113"><text:span text:style-name="T31">app.plugins.validatesignature.afirmacxf.endpoint=</text:span><text:span text:style-name="T34">https://afirmades.caib.es:4430/afirmaws/services/DSSAfirmaVerify</text:span></text:p>
            <text:p text:style-name="P113"><text:span text:style-name="T31">app.plugins.validatesignature.afirmacxf.authorization.ks.path=</text:span><text:span text:style-name="T34">/opt/helium/afirma/dgdt_proves.jks</text:span></text:p>
            <text:p text:style-name="P113"><text:span text:style-name="T31">app.plugins.validatesignature.afirmacxf.authorization.ks.type=</text:span><text:span text:style-name="T34">JKS</text:span></text:p>
            <text:p text:style-name="P117">app.plugins.validatesignature.afirmacxf.authorization.ks.password=</text:p>
            <text:p text:style-name="P113"><text:soft-page-break/><text:span text:style-name="T31">app.plugins.validatesignature.afirmacxf.authorization.ks.cert.alias=</text:span><text:span text:style-name="T34">preprod-dgdt</text:span></text:p>
            <text:p text:style-name="P113"><text:span text:style-name="T31">app.plugins.validatesignature.afirmacxf.authorization.ks.cert.password=</text:span><text:span text:style-name="T32">*****</text:span></text:p>
          </table:table-cell>
        </table:table-row>
      </table:table>
      <text:p text:style-name="P126"/>
      <text:p text:style-name="P127">Altres:</text:p>
      <text:list xml:id="list582515245" text:style-name="L26">
        <text:list-item>
          <text:p text:style-name="P209">És necessari afegir un directori<text:span text:style-name="T50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118"><text:span text:style-name="T48">app.plugins.validatesignature.afirmacxf.TransformersTemplatesPath=</text:span><text:span text:style-name="T34">/opt/helium/afirma/transformers</text:span></text:p>
            <text:p text:style-name="P118"><text:span text:style-name="T48">app.plugins.validatesignature.afirmacxf.authorization.ks.path=</text:span><text:span text:style-name="T34">/opt/helium/afirma/dgdt_proves.jks</text:span></text:p>
          </table:table-cell>
        </table:table-row>
      </table:table>
      <text:p text:style-name="P127"/>
      <text:list xml:id="list111142117709498" text:continue-list="list111143675024681" text:style-name="Outline">
        <text:list-item>
          <text:list>
            <text:list-item>
              <text:h text:style-name="P148" text:outline-level="2"><text:bookmark-start text:name="__RefHeading___Toc350532_3031935846"/><text:span text:style-name="T43">v3.2.10</text:span><text:span text:style-name="T58">6</text:span><text:span text:style-name="T59">.1 Correcció callback Portasignatures</text:span><text:bookmark-end text:name="__RefHeading___Toc350532_3031935846"/></text:h>
            </text:list-item>
          </text:list>
        </text:list-item>
      </text:list>
      <text:p text:style-name="P23">Data: </text:p>
      <text:p text:style-name="P62"><text:tab/>02/09/2019</text:p>
      <text:p text:style-name="P62">Resum: </text:p>
      <text:p text:style-name="P62"><text:tab/>Correcció urgent del nou callback del Portasingatures en què les notificacions de documents pendents i bloquejats fallen.</text:p>
      <text:p text:style-name="P62"/>
      <text:p text:style-name="P91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91"/>
      <text:list xml:id="list111142992619378" text:continue-list="list111143025907646" text:style-name="L10">
        <text:list-item>
          <text:p text:style-name="P165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23"><text:bookmark-end text:name="__DdeLink__18082_506569814111111112"/></text:p>
      <text:p text:style-name="P23">Base de dades:<text:span text:style-name="T2"> </text:span></text:p>
      <text:p text:style-name="P23"/>
      <text:list xml:id="list218298326" text:style-name="L27">
        <text:list-item>
          <text:p text:style-name="P188">Sense canvis</text:p>
        </text:list-item>
      </text:list>
      <text:p text:style-name="P23"/>
      <text:p text:style-name="P45">Propietats globals: </text:p>
      <text:p text:style-name="P45"/>
      <text:list xml:id="list1388717314" text:style-name="L28">
        <text:list-item>
          <text:p text:style-name="P201"><text:span text:style-name="T35">S</text:span>ense canvis</text:p>
        </text:list-item>
      </text:list>
      <text:list xml:id="list111142985867216" text:continue-list="list111142117709498" text:style-name="Outline">
        <text:list-item>
          <text:list>
            <text:list-item>
              <text:h text:style-name="P149" text:outline-level="2"><text:bookmark-start text:name="__RefHeading___Toc431631_3031935846"/><text:span text:style-name="T43">v3.2.10</text:span><text:span text:style-name="T58">6</text:span><text:span text:style-name="T59">.</text:span><text:span text:style-name="T60">2</text:span><text:span text:style-name="T59"> Correcció r</text:span><text:span text:style-name="T60">emitent</text:span><text:span text:style-name="T59"> Portasignatures</text:span><text:bookmark-end text:name="__RefHeading___Toc431631_3031935846"/></text:h>
            </text:list-item>
          </text:list>
        </text:list-item>
      </text:list>
      <text:p text:style-name="P24">Data: </text:p>
      <text:p text:style-name="P63"><text:tab/>05/09/2019</text:p>
      <text:p text:style-name="P63">Resum: </text:p>
      <text:p text:style-name="P63"><text:tab/>Correcció del remitent del Portasignatures. Ara apareixerà el nom de l'usuari que tramita la tasca en comptes del títol de l'expedient i com a descripció del document apareix l'expedient i el document.</text:p>
      <text:p text:style-name="P63"/>
      <text:p text:style-name="P92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92"/>
      <text:list xml:id="list111142994832993" text:continue-list="list111142992619378" text:style-name="L10">
        <text:list-item>
          <text:p text:style-name="P166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24"><text:bookmark-end text:name="__DdeLink__18082_5065698141111111121"/></text:p>
      <text:p text:style-name="P24">Base de dades:<text:span text:style-name="T2"> </text:span></text:p>
      <text:p text:style-name="P24"/>
      <text:list xml:id="list338133197" text:style-name="L29">
        <text:list-item>
          <text:p text:style-name="P189">Sense canvis</text:p>
        </text:list-item>
      </text:list>
      <text:p text:style-name="P24"/>
      <text:p text:style-name="P46">Propietats globals: </text:p>
      <text:p text:style-name="P46"/>
      <text:list xml:id="list1514272234" text:style-name="L30">
        <text:list-item>
          <text:p text:style-name="P202"><text:span text:style-name="T35">S</text:span>ense canvis</text:p>
        </text:list-item>
      </text:list>
      <text:p text:style-name="P123"/>
      <text:list xml:id="list111143013668256" text:continue-list="list111142985867216" text:style-name="Outline">
        <text:list-item>
          <text:list>
            <text:list-item>
              <text:h text:style-name="P150" text:outline-level="2"><text:bookmark-start text:name="__RefHeading___Toc29263_1762273572"/><text:span text:style-name="T43">v3.2.10</text:span><text:span text:style-name="T58">6</text:span><text:span text:style-name="T59">.</text:span><text:span text:style-name="T60">3</text:span><text:span text:style-name="T59"> Correcció D</text:span><text:span text:style-name="T61">ocumentAdjuntarHandler</text:span><text:bookmark-end text:name="__RefHeading___Toc29263_1762273572"/></text:h>
            </text:list-item>
          </text:list>
        </text:list-item>
      </text:list>
      <text:p text:style-name="P25">Data: </text:p>
      <text:p text:style-name="P64"><text:tab/>13/09/2019</text:p>
      <text:p text:style-name="P64">Resum: </text:p>
      <text:p text:style-name="P93"><text:span text:style-name="T3"><text:tab/>Correcció del </text:span><text:span text:style-name="T19">DocumentAduntarHandler</text:span><text:span text:style-name="T14"> per resoldre un problema amb la tramitació d'expedients</text:span><text:span text:style-name="T3">.</text:span></text:p>
      <text:p text:style-name="P64"/>
      <text:p text:style-name="P93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93"/>
      <text:list xml:id="list111141994231128" text:continue-list="list111142994832993" text:style-name="L10">
        <text:list-item>
          <text:p text:style-name="P167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25"><text:bookmark-end text:name="__DdeLink__18082_50656981411111111211"/></text:p>
      <text:p text:style-name="P25">Base de dades:<text:span text:style-name="T2"> </text:span></text:p>
      <text:p text:style-name="P25"/>
      <text:list xml:id="list2450787524" text:style-name="L31">
        <text:list-item>
          <text:p text:style-name="P190">Sense canvis</text:p>
        </text:list-item>
      </text:list>
      <text:p text:style-name="P25"/>
      <text:p text:style-name="P47">Propietats globals: </text:p>
      <text:p text:style-name="P47"/>
      <text:list xml:id="list1049579687" text:style-name="L32">
        <text:list-item>
          <text:p text:style-name="P203"><text:span text:style-name="T35">S</text:span>ense canvis</text:p>
        </text:list-item>
      </text:list>
      <text:p text:style-name="P124"/>
      <text:list xml:id="list111142641393172" text:continue-list="list111143013668256" text:style-name="Outline">
        <text:list-item>
          <text:list>
            <text:list-item>
              <text:h text:style-name="P151" text:outline-level="2"><text:bookmark-start text:name="__RefHeading___Toc47466_2376748256"/><text:span text:style-name="T43">v3.2.10</text:span><text:span text:style-name="T58">6</text:span><text:span text:style-name="T59">.</text:span><text:span text:style-name="T60">4</text:span><text:span text:style-name="T59"> </text:span><text:span text:style-name="T62">Correc</text:span><text:span text:style-name="T63">c</text:span><text:span text:style-name="T62">ions i eixamplar pantalla</text:span><text:bookmark-end text:name="__RefHeading___Toc47466_2376748256"/></text:h>
            </text:list-item>
          </text:list>
        </text:list-item>
      </text:list>
      <text:p text:style-name="P26">Data: </text:p>
      <text:p text:style-name="P65"><text:tab/>10/10/2019</text:p>
      <text:p text:style-name="P65">Resum: </text:p>
      <text:p text:style-name="P65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65"/>
      <text:p text:style-name="P94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94"/>
      <text:list xml:id="list111143217190331" text:continue-list="list111141994231128" text:style-name="L10">
        <text:list-item>
          <text:p text:style-name="P168"><text:a xlink:type="simple" xlink:href="https://github.com/GovernIB/helium/issues/1343" text:style-name="Internet_20_link" text:visited-style-name="Visited_20_Internet_20_Link">#1343</text:a><text:span text:style-name="T66"> </text:span>Permetre que els usuaris sense permisos amb tasca assignada puguin adjuntar documents</text:p>
        </text:list-item>
        <text:list-item>
          <text:p text:style-name="P168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168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168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169"><text:a xlink:type="simple" xlink:href="https://github.com/GovernIB/helium/issues/1344" text:style-name="Internet_20_link" text:visited-style-name="Visited_20_Internet_20_Link">#1344</text:a><text:span text:style-name="T67"> </text:span>Error en el valor mostrat en les consultes de camps select que mantenen el valor</text:p>
        </text:list-item>
      </text:list>
      <text:p text:style-name="P26"><text:bookmark-end text:name="__DdeLink__18082_506569814111111112111"/></text:p>
      <text:p text:style-name="P26">Base de dades:<text:span text:style-name="T2"> </text:span></text:p>
      <text:p text:style-name="P26"/>
      <text:list xml:id="list1382610425" text:style-name="L33">
        <text:list-item>
          <text:p text:style-name="P191">Sense canvis</text:p>
        </text:list-item>
      </text:list>
      <text:p text:style-name="P26"/>
      <text:p text:style-name="P48">Propietats globals: </text:p>
      <text:p text:style-name="P48"/>
      <text:list xml:id="list4208815405" text:style-name="L34">
        <text:list-item>
          <text:p text:style-name="P204"><text:span text:style-name="T35">S</text:span>ense canvis</text:p>
        </text:list-item>
      </text:list>
      <text:p text:style-name="P125"/>
      <text:list xml:id="list111142038532100" text:continue-list="list111142641393172" text:style-name="Outline">
        <text:list-item>
          <text:list>
            <text:list-item>
              <text:h text:style-name="P152" text:outline-level="2"><text:bookmark-start text:name="__RefHeading___Toc141124_2376748256"/><text:span text:style-name="T43">v3.2.10</text:span><text:span text:style-name="T58">6</text:span><text:span text:style-name="T59">.</text:span><text:span text:style-name="T60">5</text:span><text:span text:style-name="T59"> </text:span><text:span text:style-name="T62">E</text:span><text:span text:style-name="T64">rror retroacció</text:span><text:bookmark-end text:name="__RefHeading___Toc141124_2376748256"/></text:h>
            </text:list-item>
          </text:list>
        </text:list-item>
      </text:list>
      <text:p text:style-name="P27">Data: </text:p>
      <text:p text:style-name="P66"><text:tab/>11/10/2019</text:p>
      <text:p text:style-name="P66">Resum: </text:p>
      <text:p text:style-name="P66"><text:tab/>Correcció de l'error que esborra els logs de retroacció.</text:p>
      <text:p text:style-name="P66"/>
      <text:p text:style-name="P95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95"/>
      <text:list xml:id="list111143285272031" text:continue-list="list111143217190331" text:style-name="L10">
        <text:list-item>
          <text:p text:style-name="P170"><text:a xlink:type="simple" xlink:href="https://github.com/GovernIB/helium/issues/1340" text:style-name="Internet_20_link" text:visited-style-name="Visited_20_Internet_20_Link">#1340</text:a><text:span text:style-name="T68"> </text:span>No es veuen les opcions de retroacció</text:p>
        </text:list-item>
      </text:list>
      <text:p text:style-name="P27"><text:bookmark-end text:name="__DdeLink__18082_5065698141111111121111"/></text:p>
      <text:p text:style-name="P27">Base de dades:<text:span text:style-name="T2"> </text:span></text:p>
      <text:p text:style-name="P27"/>
      <text:list xml:id="list2438140637" text:style-name="L35">
        <text:list-item>
          <text:p text:style-name="P192">Sense canvis</text:p>
        </text:list-item>
      </text:list>
      <text:p text:style-name="P27"/>
      <text:p text:style-name="P49">Propietats globals: </text:p>
      <text:p text:style-name="P49"/>
      <text:list xml:id="list4131803375" text:style-name="L36">
        <text:list-item>
          <text:p text:style-name="P205"><text:span text:style-name="T35">S</text:span>ense canvis</text:p>
        </text:list-item>
      </text:list>
      <text:p text:style-name="P206"/>
      <text:list xml:id="list111141899397298" text:continue-list="list111142038532100" text:style-name="Outline">
        <text:list-item>
          <text:list>
            <text:list-item>
              <text:h text:style-name="P153" text:outline-level="2"><text:bookmark-start text:name="__RefHeading___Toc38875_81651155"/><text:span text:style-name="T43">v3.2.10</text:span><text:span text:style-name="T58">6</text:span><text:span text:style-name="T59">.</text:span><text:span text:style-name="T60">6</text:span><text:span text:style-name="T65"> Correcció llistat de tasques</text:span><text:bookmark-end text:name="__RefHeading___Toc38875_81651155"/></text:h>
            </text:list-item>
          </text:list>
        </text:list-item>
      </text:list>
      <text:p text:style-name="P176">Data: </text:p>
      <text:p text:style-name="P177"><text:span text:style-name="T3"><text:tab/>23/10/2019</text:span></text:p>
      <text:p text:style-name="P175">Resum: </text:p>
      <text:p text:style-name="P175"><text:tab/>Correcció de<text:span text:style-name="T69">l llistat de tasques en què es perdia la selecció. S'ha afegit la possibilitat d'alliberar massivament i tramitar.</text:span></text:p>
      <text:p text:style-name="P175"/>
      <text:p text:style-name="P177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177"/>
      <text:list xml:id="list111143209086742" text:continue-list="list111143285272031" text:style-name="L10">
        <text:list-item>
          <text:p text:style-name="P171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176"><text:bookmark-end text:name="__DdeLink__18082_50656981411111111211111"/></text:p>
      <text:p text:style-name="P176">Base de dades:<text:span text:style-name="T2"> </text:span></text:p>
      <text:p text:style-name="P176"/>
      <text:list xml:id="list3394361671" text:style-name="L37">
        <text:list-item>
          <text:p text:style-name="P193">Sense canvis</text:p>
        </text:list-item>
      </text:list>
      <text:p text:style-name="P176"/>
      <text:p text:style-name="P174">Propietats globals: </text:p>
      <text:p text:style-name="P174"/>
      <text:list xml:id="list1285602109" text:style-name="L38">
        <text:list-item>
          <text:p text:style-name="P207"><text:span text:style-name="T35">S</text:span>ense canvi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23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24</text:page-number></text:span><text:span text:style-name="MT1"><text:s/>/ </text:span><text:span text:style-name="MT1"><text:page-count>24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10-23T11:11:41.469000172">23/10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0-26T09:31:47.203000000</meta:creation-date>
    <meta:editing-duration>P1DT3H26M15S</meta:editing-duration>
    <meta:editing-cycles>71</meta:editing-cycles>
    <meta:generator>LibreOffice/6.3.0.4$Windows_X86_64 LibreOffice_project/057fc023c990d676a43019934386b85b21a9ee99</meta:generator>
    <dc:date>2019-10-23T11:11:40.989000000</dc:date>
    <meta:document-statistic meta:table-count="11" meta:image-count="0" meta:object-count="0" meta:page-count="24" meta:paragraph-count="417" meta:word-count="2480" meta:character-count="17345" meta:non-whitespace-character-count="15197"/>
  </office:meta>
</office:document-meta>
</file>